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solid" draw:fill-color="#ffffff" draw:textarea-horizontal-align="left" draw:auto-grow-height="true" draw:auto-grow-width="true" fo:min-height="0.429cm" fo:min-width="3.897cm" fo:padding-top="0cm" fo:padding-bottom="0cm" fo:padding-left="0cm" fo:padding-right="0cm"/>
    </style:style>
    <style:style style:name="gr2" style:family="graphic" style:parent-style-name="standard">
      <style:graphic-properties svg:stroke-width="0.051cm" svg:stroke-color="#000000" draw:marker-start-width="0.381cm" draw:marker-end-width="0.381cm" draw:fill-color="#ffffff" draw:textarea-horizontal-align="justify" draw:textarea-vertical-align="middle" draw:auto-grow-height="false" fo:padding-top="0.15cm" fo:padding-bottom="0.15cm" fo:padding-left="0.275cm" fo:padding-right="0.275cm" draw:shadow="visible" draw:shadow-offset-x="0.102cm" draw:shadow-offset-y="0.102cm" draw:shadow-color="#c0c0c0"/>
    </style:style>
    <style:style style:name="gr3" style:family="graphic" style:parent-style-name="objectwithoutfill">
      <style:graphic-properties draw:fill="none" draw:textarea-horizontal-align="center" draw:textarea-vertical-align="middle"/>
    </style:style>
    <style:style style:name="gr4" style:family="graphic" style:parent-style-name="standard">
      <style:graphic-properties draw:stroke="none" svg:stroke-color="#000000" draw:fill="solid" draw:fill-color="#ffffff" draw:textarea-horizontal-align="left" draw:auto-grow-height="true" draw:auto-grow-width="true" fo:min-height="0.429cm" fo:min-width="2.843cm" fo:padding-top="0cm" fo:padding-bottom="0cm" fo:padding-left="0cm" fo:padding-right="0cm"/>
    </style:style>
    <style:style style:name="gr5" style:family="graphic" style:parent-style-name="standard">
      <style:graphic-properties svg:stroke-color="#000000" draw:fill-color="#e6e6e6"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344cm" fo:min-width="0.912cm" fo:padding-top="0cm" fo:padding-bottom="0cm" fo:padding-left="0cm" fo:padding-right="0cm"/>
    </style:style>
    <style:style style:name="gr7" style:family="graphic" style:parent-style-name="standard">
      <style:graphic-properties svg:stroke-color="#000000" draw:fill-color="#b3b3b3" draw:textarea-horizontal-align="justify" draw:textarea-vertical-align="middle" draw:auto-grow-height="fals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344cm" fo:min-width="0.79cm" fo:padding-top="0cm" fo:padding-bottom="0cm" fo:padding-left="0cm" fo:padding-right="0cm"/>
    </style:style>
    <style:style style:name="gr9" style:family="graphic" style:parent-style-name="standard">
      <style:graphic-properties draw:stroke="none" svg:stroke-color="#000000" draw:fill="none" draw:fill-color="#ffffff" draw:textarea-horizontal-align="left" draw:auto-grow-height="true" draw:auto-grow-width="true" fo:min-height="0.344cm" fo:min-width="1.251cm" fo:padding-top="0cm" fo:padding-bottom="0cm" fo:padding-left="0cm" fo:padding-right="0cm"/>
    </style:style>
    <style:style style:name="gr10" style:family="graphic" style:parent-style-name="standard">
      <style:graphic-properties draw:stroke="none" svg:stroke-color="#000000" draw:fill="none" draw:fill-color="#ffffff" draw:textarea-horizontal-align="left" draw:auto-grow-height="true" draw:auto-grow-width="true" fo:min-height="0.344cm" fo:min-width="1.534cm" fo:padding-top="0cm" fo:padding-bottom="0cm" fo:padding-left="0cm" fo:padding-right="0cm"/>
    </style:style>
    <style:style style:name="gr11" style:family="graphic" style:parent-style-name="standard">
      <style:graphic-properties svg:stroke-width="0.051cm" svg:stroke-color="#0066cc" draw:marker-start-width="0.381cm" draw:marker-end-width="0.381cm" draw:fill-color="#ffffff" draw:textarea-horizontal-align="justify" draw:textarea-vertical-align="middle" draw:auto-grow-height="false" fo:padding-top="0.15cm" fo:padding-bottom="0.15cm" fo:padding-left="0.275cm" fo:padding-right="0.275cm" draw:shadow="visible" draw:shadow-offset-x="0.102cm" draw:shadow-offset-y="0.102cm" draw:shadow-color="#c0c0c0"/>
    </style:style>
    <style:style style:name="gr12" style:family="graphic" style:parent-style-name="standard">
      <style:graphic-properties draw:stroke="none" svg:stroke-color="#000000" draw:fill="solid" draw:fill-color="#ffffff" draw:textarea-horizontal-align="left" draw:auto-grow-height="true" draw:auto-grow-width="true" fo:min-height="0.429cm" fo:min-width="3.782cm" fo:padding-top="0cm" fo:padding-bottom="0cm" fo:padding-left="0cm" fo:padding-right="0cm"/>
    </style:style>
    <style:style style:name="gr13" style:family="graphic" style:parent-style-name="standard">
      <style:graphic-properties svg:stroke-color="#0066cc" draw:fill-color="#e6e6e6" draw:textarea-horizontal-align="center"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429cm" fo:min-width="2.749cm" fo:padding-top="0cm" fo:padding-bottom="0cm" fo:padding-left="0cm" fo:padding-right="0cm"/>
    </style:style>
    <style:style style:name="gr15" style:family="graphic" style:parent-style-name="standard">
      <style:graphic-properties draw:stroke="none" svg:stroke-color="#000000" draw:fill="solid" draw:fill-color="#ffffff" draw:textarea-horizontal-align="left" draw:auto-grow-height="true" draw:auto-grow-width="true" fo:min-height="0.285cm" fo:min-width="0.853cm" fo:padding-top="0cm" fo:padding-bottom="0cm" fo:padding-left="0cm" fo:padding-right="0cm"/>
    </style:style>
    <style:style style:name="gr16" style:family="graphic" style:parent-style-name="standard">
      <style:graphic-properties draw:stroke="none" svg:stroke-color="#000000" draw:fill="none" draw:fill-color="#ffffff" draw:textarea-horizontal-align="left" draw:auto-grow-height="true" draw:auto-grow-width="true" fo:min-height="0.348cm" fo:min-width="1.954cm" fo:padding-top="0cm" fo:padding-bottom="0cm" fo:padding-left="0cm" fo:padding-right="0cm"/>
    </style:style>
    <style:style style:name="gr17" style:family="graphic" style:parent-style-name="standard">
      <style:graphic-properties draw:stroke="none" svg:stroke-color="#000000" draw:fill="solid" draw:fill-color="#ffffff" draw:textarea-horizontal-align="left" draw:auto-grow-height="true" draw:auto-grow-width="true" fo:min-height="0.429cm" fo:min-width="1.962cm" fo:padding-top="0cm" fo:padding-bottom="0cm" fo:padding-left="0cm" fo:padding-right="0cm"/>
    </style:style>
    <style:style style:name="gr18" style:family="graphic" style:parent-style-name="standard">
      <style:graphic-properties draw:stroke="none" svg:stroke-color="#000000" draw:fill="none" draw:fill-color="#ffffff" draw:textarea-horizontal-align="left" draw:auto-grow-height="true" draw:auto-grow-width="true" fo:min-height="0.348cm" fo:min-width="1.594cm" fo:padding-top="0cm" fo:padding-bottom="0cm" fo:padding-left="0cm" fo:padding-right="0cm"/>
    </style:style>
    <style:style style:name="gr19" style:family="graphic" style:parent-style-name="standard">
      <style:graphic-properties svg:stroke-width="0cm" svg:stroke-color="#000000" draw:marker-start-width="0.305cm" draw:marker-end-width="0.305cm" draw:fill="solid" draw:fill-color="#ffffff" draw:textarea-horizontal-align="justify" draw:textarea-vertical-align="middle" draw:auto-grow-height="false" fo:min-height="0cm" fo:min-width="0cm" fo:padding-top="0.126cm" fo:padding-bottom="0.126cm" fo:padding-left="0.251cm" fo:padding-right="0.251cm" draw:shadow="visible" draw:shadow-offset-x="0.051cm" draw:shadow-offset-y="0.051cm" draw:shadow-opacity="50%"/>
    </style:style>
    <style:style style:name="gr20" style:family="graphic" style:parent-style-name="standard">
      <style:graphic-properties draw:stroke="none" svg:stroke-color="#000000" draw:fill="none" draw:fill-color="#ffffff" draw:textarea-horizontal-align="left" draw:auto-grow-height="true" draw:auto-grow-width="false" fo:min-height="0.348cm" fo:min-width="0.559cm" fo:padding-top="0cm" fo:padding-bottom="0cm" fo:padding-left="0cm" fo:padding-right="0cm"/>
    </style:style>
    <style:style style:name="gr21" style:family="graphic" style:parent-style-name="standard">
      <style:graphic-properties svg:stroke-color="#808080" draw:marker-end="Arrow" draw:marker-end-width="0.102cm" draw:textarea-horizontal-align="center" draw:textarea-vertical-align="middle"/>
    </style:style>
    <style:style style:name="gr22" style:family="graphic" style:parent-style-name="standard">
      <style:graphic-properties svg:stroke-color="#000000" draw:fill-color="#666666" draw:textarea-horizontal-align="center"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285cm" fo:min-width="0.688cm" fo:padding-top="0cm" fo:padding-bottom="0cm" fo:padding-left="0cm" fo:padding-right="0cm"/>
    </style:style>
    <style:style style:name="gr24" style:family="graphic" style:parent-style-name="standard">
      <style:graphic-properties svg:stroke-color="#000000" draw:fill-color="#ffffff" draw:textarea-horizontal-align="justify" draw:textarea-vertical-align="middle" draw:auto-grow-height="false"/>
    </style:style>
    <style:style style:name="gr25" style:family="graphic" style:parent-style-name="standard">
      <style:graphic-properties draw:stroke="dash" draw:stroke-dash="Fine_20_Dashed_20__28_var_29_" svg:stroke-color="#000000" draw:marker-end="Arrow" draw:marker-end-width="0.102cm" draw:textarea-horizontal-align="center" draw:textarea-vertical-align="middle"/>
    </style:style>
    <style:style style:name="gr26" style:family="graphic" style:parent-style-name="standard">
      <style:graphic-properties draw:stroke="none" svg:stroke-color="#000000" draw:fill="solid" draw:fill-color="#ffffff" draw:textarea-horizontal-align="left" draw:auto-grow-height="true" draw:auto-grow-width="true" fo:min-height="0.429cm" fo:min-width="3.029cm" fo:padding-top="0cm" fo:padding-bottom="0cm" fo:padding-left="0cm" fo:padding-right="0cm"/>
    </style:style>
    <style:style style:name="gr27" style:family="graphic" style:parent-style-name="standard">
      <style:graphic-properties draw:stroke="none" svg:stroke-color="#000000" draw:fill="solid" draw:fill-color="#ffffff" draw:textarea-horizontal-align="left" draw:auto-grow-height="true" draw:auto-grow-width="true" fo:min-height="0.429cm" fo:min-width="1.479cm" fo:padding-top="0cm" fo:padding-bottom="0cm" fo:padding-left="0cm" fo:padding-right="0cm"/>
    </style:style>
    <style:style style:name="gr28" style:family="graphic" style:parent-style-name="standard">
      <style:graphic-properties svg:stroke-width="0.051cm" svg:stroke-color="#000000" draw:marker-start-width="0.381cm" draw:marker-end-width="0.381cm" draw:fill-color="#ffffff" draw:textarea-horizontal-align="justify" draw:textarea-vertical-align="middle" draw:auto-grow-height="false" fo:padding-top="0.15cm" fo:padding-bottom="0.15cm" fo:padding-left="0.275cm" fo:padding-right="0.275cm" draw:shadow="hidden" draw:shadow-offset-x="0.102cm" draw:shadow-offset-y="0.102cm" draw:shadow-color="#c0c0c0"/>
    </style:style>
    <style:style style:name="gr29" style:family="graphic" style:parent-style-name="standard">
      <style:graphic-properties draw:stroke="none" svg:stroke-color="#000000" draw:fill="solid" draw:fill-color="#ffffff" draw:textarea-horizontal-align="left" draw:auto-grow-height="true" draw:auto-grow-width="true" fo:min-height="0.429cm" fo:min-width="2.195cm" fo:padding-top="0cm" fo:padding-bottom="0cm" fo:padding-left="0cm" fo:padding-right="0cm"/>
    </style:style>
    <style:style style:name="gr30" style:family="graphic" style:parent-style-name="standard">
      <style:graphic-properties draw:stroke="none" svg:stroke-color="#000000" draw:fill="none" draw:fill-color="#ffffff" draw:textarea-horizontal-align="left" draw:auto-grow-height="true" draw:auto-grow-width="true" fo:min-height="0.348cm" fo:min-width="0.861cm" fo:padding-top="0cm" fo:padding-bottom="0cm" fo:padding-left="0cm" fo:padding-right="0cm"/>
    </style:style>
    <style:style style:name="gr31" style:family="graphic" style:parent-style-name="standard">
      <style:graphic-properties draw:stroke="none" svg:stroke-color="#000000" draw:fill="none" draw:fill-color="#ffffff" draw:textarea-horizontal-align="left" draw:auto-grow-height="true" draw:auto-grow-width="true" fo:min-height="0.276cm" fo:min-width="0.688cm" fo:padding-top="0cm" fo:padding-bottom="0cm" fo:padding-left="0cm" fo:padding-right="0cm"/>
    </style:style>
    <style:style style:name="gr32" style:family="graphic" style:parent-style-name="standard">
      <style:graphic-properties svg:stroke-width="0.051cm" svg:stroke-color="#0066cc" draw:marker-start-width="0.381cm" draw:marker-end-width="0.381cm" draw:fill-color="#eeeeee" draw:textarea-horizontal-align="justify" draw:textarea-vertical-align="middle" draw:auto-grow-height="false" fo:min-height="0cm" fo:padding-top="0.15cm" fo:padding-bottom="0.15cm" fo:padding-left="0.275cm" fo:padding-right="0.275cm" draw:shadow="visible" draw:shadow-offset-x="0.102cm" draw:shadow-offset-y="0.102cm" draw:shadow-color="#c0c0c0"/>
    </style:style>
    <style:style style:name="gr33" style:family="graphic" style:parent-style-name="standard">
      <style:graphic-properties draw:stroke="none" svg:stroke-color="#000000" draw:fill="none" draw:fill-color="#ffffff" draw:textarea-horizontal-align="left" draw:auto-grow-height="true" draw:auto-grow-width="true" fo:min-height="0.285cm" fo:min-width="0.219cm" fo:padding-top="0cm" fo:padding-bottom="0cm" fo:padding-left="0cm" fo:padding-right="0cm"/>
    </style:style>
    <style:style style:name="gr34" style:family="graphic" style:parent-style-name="standard">
      <style:graphic-properties draw:stroke="none" svg:stroke-color="#000000" draw:fill="solid" draw:fill-color="#ffffff" draw:textarea-horizontal-align="left" draw:auto-grow-height="true" draw:auto-grow-width="true" fo:min-height="0.429cm" fo:min-width="1.413cm" fo:padding-top="0cm" fo:padding-bottom="0cm" fo:padding-left="0cm" fo:padding-right="0cm"/>
    </style:style>
    <style:style style:name="gr35" style:family="graphic" style:parent-style-name="standard">
      <style:graphic-properties draw:stroke="none" svg:stroke-color="#000000" draw:fill="none" draw:fill-color="#ffffff" draw:textarea-horizontal-align="left" draw:auto-grow-height="true" draw:auto-grow-width="true" fo:min-height="0.348cm" fo:min-width="1.319cm" fo:padding-top="0cm" fo:padding-bottom="0cm" fo:padding-left="0cm" fo:padding-right="0cm"/>
    </style:style>
    <style:style style:name="gr36" style:family="graphic" style:parent-style-name="standard">
      <style:graphic-properties draw:stroke="dash" draw:stroke-dash="Ultrafine_20_Dashed" svg:stroke-color="#000000" draw:marker-end="Arrow" draw:marker-end-width="0.102cm" draw:textarea-horizontal-align="center" draw:textarea-vertical-align="middle"/>
    </style:style>
    <style:style style:name="gr37" style:family="graphic" style:parent-style-name="standard">
      <style:graphic-properties draw:stroke="none" svg:stroke-color="#000000" draw:fill="solid" draw:fill-color="#ffffff" draw:textarea-horizontal-align="left" draw:auto-grow-height="true" draw:auto-grow-width="true" fo:min-height="0.323cm" fo:min-width="0.601cm" fo:padding-top="0cm" fo:padding-bottom="0cm" fo:padding-left="0cm" fo:padding-right="0cm"/>
    </style:style>
    <style:style style:name="gr38" style:family="graphic" style:parent-style-name="standard">
      <style:graphic-properties draw:stroke="none" svg:stroke-color="#000000" draw:fill="solid" draw:fill-color="#ffffff" draw:textarea-horizontal-align="left" draw:auto-grow-height="true" draw:auto-grow-width="true" fo:min-height="0.429cm" fo:min-width="2.415cm" fo:padding-top="0cm" fo:padding-bottom="0cm" fo:padding-left="0cm" fo:padding-right="0cm"/>
    </style:style>
    <style:style style:name="gr39" style:family="graphic" style:parent-style-name="standard">
      <style:graphic-properties draw:stroke="none" svg:stroke-color="#000000" draw:fill="none" draw:fill-color="#ffffff" draw:textarea-horizontal-align="left" draw:auto-grow-height="true" draw:auto-grow-width="true" fo:min-height="0.348cm" fo:min-width="1.429cm" fo:padding-top="0cm" fo:padding-bottom="0cm" fo:padding-left="0cm" fo:padding-right="0cm"/>
    </style:style>
    <style:style style:name="gr40" style:family="graphic" style:parent-style-name="standard">
      <style:graphic-properties draw:stroke="none" svg:stroke-color="#000000" draw:fill="none" draw:fill-color="#ffffff" draw:textarea-horizontal-align="left" draw:auto-grow-height="true" draw:auto-grow-width="true" fo:min-height="0.348cm" fo:min-width="1.551cm" fo:padding-top="0cm" fo:padding-bottom="0cm" fo:padding-left="0cm" fo:padding-right="0cm"/>
    </style:style>
    <style:style style:name="gr41" style:family="graphic" style:parent-style-name="standard">
      <style:graphic-properties svg:stroke-width="0.051cm" svg:stroke-color="#000000" draw:marker-start-width="0.381cm" draw:marker-end-width="0.381cm" draw:fill-color="#eeeeee" draw:textarea-horizontal-align="justify" draw:textarea-vertical-align="middle" draw:auto-grow-height="false" fo:padding-top="0.15cm" fo:padding-bottom="0.15cm" fo:padding-left="0.275cm" fo:padding-right="0.275cm" draw:shadow="visible" draw:shadow-offset-x="0.102cm" draw:shadow-offset-y="0.102cm" draw:shadow-color="#c0c0c0"/>
    </style:style>
    <style:style style:name="gr42" style:family="graphic" style:parent-style-name="standard">
      <style:graphic-properties svg:stroke-width="0.051cm" svg:stroke-color="#000000" draw:marker-start-width="0.457cm" draw:marker-end-width="0.457cm" draw:fill-color="#eeeeee" draw:textarea-horizontal-align="justify" draw:textarea-vertical-align="middle" draw:auto-grow-height="false" fo:min-height="0cm" fo:min-width="0cm" fo:padding-top="0.15cm" fo:padding-bottom="0.15cm" fo:padding-left="0.275cm" fo:padding-right="0.275cm"/>
    </style:style>
    <style:style style:name="gr43" style:family="graphic" style:parent-style-name="standard">
      <style:graphic-properties draw:stroke="none" draw:fill-color="#eeeeee" draw:textarea-vertical-align="middle"/>
    </style:style>
    <style:style style:name="gr44" style:family="graphic" style:parent-style-name="standard">
      <style:graphic-properties draw:fill-color="#000000" draw:textarea-horizontal-align="justify" draw:textarea-vertical-align="middle" draw:auto-grow-height="false" fo:min-height="0cm" fo:min-width="0cm"/>
    </style:style>
    <style:style style:name="gr45" style:family="graphic" style:parent-style-name="standard">
      <style:graphic-properties draw:stroke="none" svg:stroke-color="#000000" draw:fill="solid" draw:fill-color="#ffffff" draw:textarea-horizontal-align="left" draw:auto-grow-height="true" draw:auto-grow-width="false" fo:min-height="0.344cm" fo:min-width="0.559cm" fo:padding-top="0cm" fo:padding-bottom="0cm" fo:padding-left="0cm" fo:padding-right="0cm"/>
    </style:style>
    <style:style style:name="gr46" style:family="graphic" style:parent-style-name="standard">
      <style:graphic-properties draw:stroke="none" svg:stroke-color="#000000" draw:fill="solid" draw:fill-color="#ffffff" draw:textarea-horizontal-align="left" draw:auto-grow-height="true" draw:auto-grow-width="true" fo:min-height="0.429cm" fo:min-width="1.695cm" fo:padding-top="0cm" fo:padding-bottom="0cm" fo:padding-left="0cm" fo:padding-right="0cm"/>
    </style:style>
    <style:style style:name="gr47" style:family="graphic" style:parent-style-name="standard">
      <style:graphic-properties draw:stroke="none" svg:stroke-color="#000000" draw:fill="none" draw:fill-color="#ffffff" draw:textarea-horizontal-align="left" draw:auto-grow-height="true" draw:auto-grow-width="true" fo:min-height="0.348cm" fo:min-width="1.374cm" fo:padding-top="0cm" fo:padding-bottom="0cm" fo:padding-left="0cm" fo:padding-right="0cm"/>
    </style:style>
    <style:style style:name="gr48" style:family="graphic" style:parent-style-name="standard">
      <style:graphic-properties draw:stroke="none" svg:stroke-color="#000000" draw:fill="none" draw:fill-color="#ffffff" draw:textarea-horizontal-align="left" draw:auto-grow-height="true" draw:auto-grow-width="true" fo:min-height="0.344cm" fo:min-width="0.755cm" fo:padding-top="0cm" fo:padding-bottom="0cm" fo:padding-left="0cm" fo:padding-right="0cm"/>
    </style:style>
    <style:style style:name="gr49" style:family="graphic" style:parent-style-name="standard">
      <style:graphic-properties draw:stroke="none" svg:stroke-color="#000000" draw:fill="none" draw:fill-color="#ffffff" draw:textarea-horizontal-align="left" draw:auto-grow-height="true" draw:auto-grow-width="true" fo:min-height="0.344cm" fo:min-width="1.149cm" fo:padding-top="0cm" fo:padding-bottom="0cm" fo:padding-left="0cm" fo:padding-right="0cm"/>
    </style:style>
    <style:style style:name="gr50" style:family="graphic" style:parent-style-name="standard">
      <style:graphic-properties draw:stroke="none" draw:fill-color="#ffffff" draw:textarea-vertical-align="middle"/>
    </style:style>
    <style:style style:name="gr51" style:family="graphic" style:parent-style-name="standard">
      <style:graphic-properties draw:stroke="none" svg:stroke-color="#000000" draw:fill="none" draw:fill-color="#ffffff" draw:textarea-horizontal-align="left" draw:auto-grow-height="true" draw:auto-grow-width="true" fo:min-height="0.429cm" fo:min-width="2.69cm" fo:padding-top="0cm" fo:padding-bottom="0cm" fo:padding-left="0cm" fo:padding-right="0cm"/>
    </style:style>
    <style:style style:name="gr52" style:family="graphic" style:parent-style-name="standard">
      <style:graphic-properties draw:stroke="none" svg:stroke-color="#000000" draw:fill="none" draw:fill-color="#ffffff" draw:textarea-horizontal-align="left" draw:auto-grow-height="true" draw:auto-grow-width="true" fo:min-height="0.429cm" fo:min-width="2.258cm" fo:padding-top="0cm" fo:padding-bottom="0cm" fo:padding-left="0cm" fo:padding-right="0cm"/>
    </style:style>
    <style:style style:name="gr53" style:family="graphic" style:parent-style-name="standard">
      <style:graphic-properties draw:stroke="none" svg:stroke-color="#000000" draw:fill="none" draw:fill-color="#ffffff" draw:textarea-horizontal-align="left" draw:auto-grow-height="true" draw:auto-grow-width="true" fo:min-height="0.429cm" fo:min-width="2.589cm" fo:padding-top="0cm" fo:padding-bottom="0cm" fo:padding-left="0cm" fo:padding-right="0cm"/>
    </style:style>
    <style:style style:name="gr54" style:family="graphic" style:parent-style-name="standard">
      <style:graphic-properties draw:stroke="none" svg:stroke-color="#000000" draw:fill="solid" draw:fill-color="#ffffff" draw:textarea-horizontal-align="left" draw:auto-grow-height="true" draw:auto-grow-width="true" fo:min-height="0.429cm" fo:min-width="2.407cm" fo:padding-top="0cm" fo:padding-bottom="0cm" fo:padding-left="0cm" fo:padding-right="0cm"/>
    </style:style>
    <style:style style:name="gr55" style:family="graphic" style:parent-style-name="standard">
      <style:graphic-properties draw:stroke="none" svg:stroke-color="#000000" draw:fill="none" draw:fill-color="#ffffff" draw:textarea-horizontal-align="left" draw:auto-grow-height="true" draw:auto-grow-width="true" fo:min-height="0.429cm" fo:min-width="1.586cm" fo:padding-top="0cm" fo:padding-bottom="0cm" fo:padding-left="0cm" fo:padding-right="0cm"/>
    </style:style>
    <style:style style:name="gr56" style:family="graphic" style:parent-style-name="standard">
      <style:graphic-properties svg:stroke-width="0.051cm" svg:stroke-color="#000000" draw:marker-start-width="0.381cm" draw:marker-end-width="0.381cm" draw:fill-color="#eeeeee" draw:textarea-horizontal-align="justify" draw:textarea-vertical-align="middle" draw:auto-grow-height="false" fo:padding-top="0.15cm" fo:padding-bottom="0.15cm" fo:padding-left="0.275cm" fo:padding-right="0.275cm" draw:shadow="hidden" draw:shadow-offset-x="0.102cm" draw:shadow-offset-y="0.102cm" draw:shadow-color="#c0c0c0"/>
    </style:style>
    <style:style style:name="gr57" style:family="graphic" style:parent-style-name="standard">
      <style:graphic-properties draw:stroke="none" svg:stroke-color="#000000" draw:fill="solid" draw:fill-color="#ffffff" draw:textarea-horizontal-align="left" draw:auto-grow-height="true" draw:auto-grow-width="true" fo:min-height="0.429cm" fo:min-width="3.761cm" fo:padding-top="0cm" fo:padding-bottom="0cm" fo:padding-left="0cm" fo:padding-right="0cm"/>
    </style:style>
    <style:style style:name="gr58" style:family="graphic" style:parent-style-name="standard">
      <style:graphic-properties draw:stroke="none" svg:stroke-color="#000000" draw:fill="none" draw:fill-color="#ffffff" draw:textarea-horizontal-align="left" draw:auto-grow-height="true" draw:auto-grow-width="true" fo:min-height="0.429cm" fo:min-width="1.619cm" fo:padding-top="0cm" fo:padding-bottom="0cm" fo:padding-left="0cm" fo:padding-right="0cm"/>
    </style:style>
    <style:style style:name="gr59" style:family="graphic" style:parent-style-name="standard">
      <style:graphic-properties draw:stroke="none" svg:stroke-color="#000000" draw:fill="none" draw:fill-color="#ffffff" draw:textarea-horizontal-align="left" draw:auto-grow-height="true" draw:auto-grow-width="true" fo:min-height="0.348cm" fo:min-width="1.606cm" fo:padding-top="0cm" fo:padding-bottom="0cm" fo:padding-left="0cm" fo:padding-right="0cm"/>
    </style:style>
    <style:style style:name="gr60" style:family="graphic" style:parent-style-name="standard">
      <style:graphic-properties draw:stroke="none" svg:stroke-color="#000000" draw:fill="none" draw:fill-color="#ffffff" draw:textarea-horizontal-align="left" draw:auto-grow-height="true" draw:auto-grow-width="true" fo:min-height="0.429cm" fo:min-width="2.446cm" fo:padding-top="0cm" fo:padding-bottom="0cm" fo:padding-left="0cm" fo:padding-right="0cm"/>
    </style:style>
    <style:style style:name="gr61" style:family="graphic" style:parent-style-name="standard">
      <style:graphic-properties draw:stroke="none" svg:stroke-color="#000000" draw:fill="none" draw:fill-color="#ffffff" draw:textarea-horizontal-align="left" draw:auto-grow-height="true" draw:auto-grow-width="true" fo:min-height="0.348cm" fo:min-width="2.449cm" fo:padding-top="0cm" fo:padding-bottom="0cm" fo:padding-left="0cm" fo:padding-right="0cm"/>
    </style:style>
    <style:style style:name="gr62" style:family="graphic" style:parent-style-name="standard">
      <style:graphic-properties draw:stroke="none" svg:stroke-color="#000000" draw:fill="none" draw:fill-color="#ffffff" draw:textarea-horizontal-align="left" draw:auto-grow-height="true" draw:auto-grow-width="false" fo:min-height="0.344cm" fo:min-width="0.559cm" fo:padding-top="0cm" fo:padding-bottom="0cm" fo:padding-left="0cm" fo:padding-right="0cm"/>
    </style:style>
    <style:style style:name="gr63" style:family="graphic" style:parent-style-name="standard">
      <style:graphic-properties draw:stroke="none" svg:stroke-color="#000000" draw:fill="none" draw:fill-color="#ffffff" draw:textarea-horizontal-align="left" draw:auto-grow-height="true" draw:auto-grow-width="true" fo:min-height="0.344cm" fo:min-width="1.839cm" fo:padding-top="0cm" fo:padding-bottom="0cm" fo:padding-left="0cm" fo:padding-right="0cm"/>
    </style:style>
    <style:style style:name="gr64" style:family="graphic" style:parent-style-name="standard">
      <style:graphic-properties draw:stroke="none" svg:stroke-color="#000000" draw:fill="none" draw:fill-color="#ffffff" draw:textarea-horizontal-align="left" draw:auto-grow-height="true" draw:auto-grow-width="false" fo:min-height="0.687cm" fo:min-width="0.559cm" fo:padding-top="0cm" fo:padding-bottom="0cm" fo:padding-left="0cm" fo:padding-right="0cm"/>
    </style:style>
    <style:style style:name="gr65" style:family="graphic" style:parent-style-name="standard">
      <style:graphic-properties draw:stroke="none" svg:stroke-color="#000000" draw:fill="solid" draw:fill-color="#ffffff" draw:textarea-horizontal-align="left" draw:auto-grow-height="true" draw:auto-grow-width="true" fo:min-height="0.429cm" fo:min-width="3.063cm" fo:padding-top="0cm" fo:padding-bottom="0cm" fo:padding-left="0cm" fo:padding-right="0cm"/>
    </style:style>
    <style:style style:name="gr66" style:family="graphic" style:parent-style-name="objectwithoutfill">
      <style:graphic-properties draw:stroke="dash" draw:stroke-dash="Ultrafine_20_Dashed" draw:marker-end="Arrow" draw:marker-end-width="0.152cm" draw:fill="none" draw:textarea-vertical-align="middle"/>
    </style:style>
    <style:style style:name="gr67" style:family="graphic" style:parent-style-name="standard">
      <style:graphic-properties draw:stroke="none" svg:stroke-color="#000000" draw:fill="none" draw:fill-color="#ffffff" draw:textarea-horizontal-align="left" draw:auto-grow-height="true" draw:auto-grow-width="true" fo:min-height="0.344cm" fo:min-width="0.777cm" fo:padding-top="0cm" fo:padding-bottom="0cm" fo:padding-left="0cm" fo:padding-right="0cm"/>
    </style:style>
    <style:style style:name="gr68" style:family="graphic" style:parent-style-name="standard">
      <style:graphic-properties draw:stroke="none" svg:stroke-color="#000000" draw:fill="none" draw:fill-color="#ffffff" draw:textarea-horizontal-align="left" draw:auto-grow-height="true" draw:auto-grow-width="true" fo:min-height="0.429cm" fo:min-width="4.4cm" fo:padding-top="0cm" fo:padding-bottom="0cm" fo:padding-left="0cm" fo:padding-right="0cm"/>
    </style:style>
    <style:style style:name="gr69" style:family="graphic" style:parent-style-name="standard">
      <style:graphic-properties draw:stroke="solid" draw:stroke-dash="Ultrafine_20_Dashed" svg:stroke-color="#808080" draw:marker-end="Arrow" draw:marker-end-width="0.102cm" draw:textarea-horizontal-align="center" draw:textarea-vertical-align="middle"/>
    </style:style>
    <style:style style:name="gr70" style:family="graphic" style:parent-style-name="standard">
      <style:graphic-properties draw:stroke="dash" draw:stroke-dash="Ultrafine_20_Dashed" svg:stroke-color="#808080" draw:marker-end="Arrow" draw:marker-end-width="0.102cm"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Calibri" style:font-family-generic="swiss" style:font-pitch="variable" fo:font-size="10pt" fo:font-weight="bold" style:font-size-asian="10pt" style:font-size-complex="10pt"/>
    </style:style>
    <style:style style:name="P3" style:family="paragraph">
      <style:paragraph-properties fo:text-align="center"/>
    </style:style>
    <style:style style:name="P4" style:family="paragraph">
      <style:paragraph-properties fo:margin-left="0cm" fo:margin-right="0cm" fo:text-indent="0cm"/>
      <style:text-properties fo:font-family="Calibri" style:font-family-generic="swiss" style:font-pitch="variable" fo:font-size="10pt" fo:font-weight="normal" style:font-size-asian="10pt" style:font-weight-asian="normal" style:font-size-complex="10pt" style:font-weight-complex="normal"/>
    </style:style>
    <style:style style:name="P5" style:family="paragraph">
      <style:paragraph-properties fo:margin-left="0cm" fo:margin-right="0cm" fo:text-indent="0cm"/>
      <style:text-properties fo:font-family="Calibri" style:font-family-generic="swiss" style:font-pitch="variable" fo:font-size="8pt" fo:font-weight="normal" style:font-size-asian="8pt" style:font-size-complex="8pt"/>
    </style:style>
    <style:style style:name="P6" style:family="paragraph">
      <style:paragraph-properties fo:margin-left="0cm" fo:margin-right="0cm" fo:text-indent="0cm"/>
      <style:text-properties fo:font-family="Garamond" style:font-family-generic="roman" style:font-pitch="variable" fo:font-size="7pt"/>
    </style:style>
    <style:style style:name="P7" style:family="paragraph">
      <style:paragraph-properties fo:margin-left="0cm" fo:margin-right="0cm" fo:text-indent="0cm"/>
      <style:text-properties fo:font-family="Calibri" style:font-family-generic="swiss" style:font-pitch="variable" fo:font-size="8pt" fo:font-weight="bold" style:font-weight-asian="bold" style:font-weight-complex="bold"/>
    </style:style>
    <style:style style:name="P8" style:family="paragraph">
      <style:paragraph-properties fo:margin-left="0cm" fo:margin-right="0cm" fo:text-indent="0cm"/>
      <style:text-properties fo:font-family="Garamond" style:font-family-generic="roman" style:font-pitch="variable" fo:font-size="8pt" style:font-size-asian="8pt" style:font-size-complex="8pt"/>
    </style:style>
    <style:style style:name="P9" style:family="paragraph">
      <style:paragraph-properties style:text-autospace="none"/>
    </style:style>
    <style:style style:name="P10" style:family="paragraph">
      <style:paragraph-properties fo:margin-left="0cm" fo:margin-right="0cm" fo:text-indent="0cm" style:text-autospace="none"/>
      <style:text-properties fo:font-family="Calibri" style:font-family-generic="swiss" style:font-pitch="variable" fo:font-size="9pt" fo:font-weight="bold" style:font-size-asian="9pt" style:font-weight-asian="bold" style:font-size-complex="9pt" style:font-weight-complex="bold"/>
    </style:style>
    <style:style style:name="P11" style:family="paragraph">
      <style:paragraph-properties fo:margin-left="0cm" fo:margin-right="0cm" fo:text-indent="0cm" style:text-autospace="none"/>
      <style:text-properties fo:font-family="Calibri" style:font-family-generic="swiss" style:font-pitch="variable" fo:font-size="10pt" fo:font-weight="normal" style:font-size-asian="10pt" style:font-weight-asian="normal" style:font-size-complex="10pt" style:font-weight-complex="normal"/>
    </style:style>
    <style:style style:name="P12" style:family="paragraph">
      <style:paragraph-properties fo:margin-left="0cm" fo:margin-right="0cm" fo:text-indent="0cm" style:text-autospace="none"/>
      <style:text-properties fo:font-family="Calibri" style:font-family-generic="swiss" style:font-pitch="variable" fo:font-size="10pt" fo:font-weight="bold" style:font-size-asian="10pt" style:font-weight-asian="bold" style:font-size-complex="10pt" style:font-weight-complex="bold"/>
    </style:style>
    <style:style style:name="T1" style:family="text">
      <style:text-properties fo:font-family="Calibri" style:font-family-generic="swiss" style:font-pitch="variable" fo:font-size="10pt" fo:font-weight="bold" style:font-size-asian="10pt" style:font-weight-asian="normal" style:font-size-complex="10pt" style:font-weight-complex="normal"/>
    </style:style>
    <style:style style:name="T2" style:family="text">
      <style:text-properties fo:font-family="Calibri" style:font-family-generic="swiss" style:font-pitch="variable" fo:font-size="10pt" fo:font-weight="normal" style:font-size-asian="10pt" style:font-weight-asian="normal" style:font-size-complex="10pt" style:font-weight-complex="normal"/>
    </style:style>
    <style:style style:name="T3" style:family="text">
      <style:text-properties fo:font-family="Calibri" style:font-family-generic="swiss" style:font-pitch="variable" fo:font-size="8pt" fo:font-weight="normal" style:font-size-asian="8pt" style:font-size-complex="8pt"/>
    </style:style>
    <style:style style:name="T4" style:family="text">
      <style:text-properties fo:font-family="Garamond" style:font-family-generic="roman" style:font-pitch="variable" fo:font-size="7pt"/>
    </style:style>
    <style:style style:name="T5" style:family="text">
      <style:text-properties fo:font-family="Calibri" style:font-family-generic="swiss" style:font-pitch="variable" fo:font-size="8pt" fo:font-weight="bold" style:font-weight-asian="bold" style:font-weight-complex="bold"/>
    </style:style>
    <style:style style:name="T6" style:family="text">
      <style:text-properties fo:font-family="Garamond" style:font-family-generic="roman" style:font-pitch="variable" fo:font-size="8pt" style:font-size-asian="8pt" style:font-size-complex="8pt"/>
    </style:style>
    <style:style style:name="T7" style:family="text">
      <style:text-properties style:use-window-font-color="true" style:text-outline="false" style:text-line-through-style="none" fo:font-family="Calibri" style:font-family-generic="swiss" style:font-pitch="variable" fo:font-size="10pt" fo:font-style="normal" fo:text-shadow="none" style:text-underline-style="none" fo:font-weight="normal" style:letter-kerning="true" style:font-family-asian="Menlo" style:font-size-asian="10pt" style:font-style-asian="normal" style:font-weight-asian="normal" style:font-family-complex="Menlo" style:font-size-complex="10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fo:font-family="Calibri" style:font-family-generic="swiss" style:font-pitch="variable" fo:font-size="9pt" fo:font-style="normal" fo:text-shadow="none" style:text-underline-style="none" fo:font-weight="bold" style:letter-kerning="true" style:font-family-asian="Menlo" style:font-size-asian="9pt" style:font-style-asian="normal" style:font-weight-asian="bold" style:font-family-complex="Menlo" style:font-size-complex="9pt" style:font-style-complex="normal" style:font-weight-complex="bold" style:text-emphasize="none" style:font-relief="none" style:text-overline-style="none" style:text-overline-color="font-color"/>
    </style:style>
    <style:style style:name="T9" style:family="text">
      <style:text-properties style:use-window-font-color="true" style:text-outline="false" style:text-line-through-style="none" fo:font-family="Calibri" style:font-family-generic="swiss" style:font-pitch="variable" fo:font-size="10pt" fo:font-style="normal" fo:text-shadow="none" style:text-underline-style="none" fo:font-weight="bold" style:letter-kerning="true" style:font-family-asian="Menlo" style:font-size-asian="10pt" style:font-style-asian="normal" style:font-weight-asian="bold" style:font-family-complex="Menlo" style:font-size-complex="10pt" style:font-style-complex="normal" style:font-weight-complex="bold" style:text-emphasize="none" style:font-relief="none" style:text-overline-style="none" style:text-overline-color="font-color"/>
    </style:style>
    <style:style style:name="T10" style:family="text">
      <style:text-properties fo:font-family="Calibri" style:font-family-generic="swiss" style:font-pitch="variable" fo:font-size="8pt" fo:font-weight="normal" style:font-weight-asian="normal" style:font-weight-complex="normal"/>
    </style:style>
    <style:style style:name="T11" style:family="text">
      <style:text-properties style:use-window-font-color="true" style:text-outline="false" style:text-line-through-style="none" fo:font-family="Calibri" style:font-family-generic="swiss" style:font-pitch="variable" fo:font-size="10pt" fo:font-style="normal" fo:text-shadow="none" style:text-underline-style="none" fo:font-weight="bold" style:letter-kerning="true" style:font-family-asian="Menlo" style:font-size-asian="10pt" style:font-style-asian="normal" style:font-weight-asian="normal" style:font-family-complex="Menlo"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frame draw:style-name="gr1" draw:text-style-name="P2" draw:layer="layout" svg:width="3.897cm" svg:height="0.429cm" svg:x="15.491cm" svg:y="5.673cm">
            <draw:text-box>
              <text:p text:style-name="P1"><text:span text:style-name="T1">EventsApplicationRuntime</text:span></text:p>
            </draw:text-box>
          </draw:frame>
          <draw:custom-shape draw:style-name="gr2" draw:text-style-name="P3" draw:layer="layout" svg:width="5.252cm" svg:height="1.432cm" svg:x="15.52cm" svg:y="6.11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43cm" svg:height="0.738cm" svg:x="15.373cm" svg:y="5.554cm" svg:viewBox="0 0 431 739" draw:points="229,739 0,739 0,0 431,0">
            <text:p/>
          </draw:polyline>
          <draw:frame draw:style-name="gr4" draw:text-style-name="P4" draw:layer="layout" svg:width="2.843cm" svg:height="0.429cm" svg:x="15.5cm" svg:y="5.336cm">
            <draw:text-box>
              <text:p text:style-name="P1"><text:span text:style-name="T2">ApplicationRuntime</text:span></text:p>
            </draw:text-box>
          </draw:frame>
          <draw:rect draw:style-name="gr5" draw:text-style-name="P3" draw:layer="layout" svg:width="0.179cm" svg:height="1.133cm" svg:x="15.438cm" svg:y="6.212cm">
            <text:p/>
          </draw:rect>
          <draw:g>
            <draw:frame draw:style-name="gr6" draw:text-style-name="P5" draw:layer="layout" svg:width="0.912cm" svg:height="0.344cm" svg:x="16.132cm" svg:y="6.801cm">
              <draw:text-box>
                <text:p text:style-name="P1"><text:span text:style-name="T3">initiator</text:span></text:p>
              </draw:text-box>
            </draw:frame>
            <draw:custom-shape draw:style-name="gr7" draw:text-style-name="P3" draw:layer="layout" svg:width="0.416cm" svg:height="0.104cm" svg:x="16.198cm" svg:y="7.192cm">
              <text:p/>
              <draw:enhanced-geometry svg:viewBox="0 0 21600 21600" draw:mirror-horizontal="false" draw:mirror-vertical="false" draw:type="rectangle" draw:enhanced-path="M 0 0 L 21600 0 21600 21600 0 21600 0 0 Z N"/>
            </draw:custom-shape>
          </draw:g>
          <draw:g>
            <draw:frame draw:style-name="gr8" draw:text-style-name="P5" draw:layer="layout" svg:width="0.79cm" svg:height="0.344cm" svg:x="17.291cm" svg:y="6.836cm">
              <draw:text-box>
                <text:p text:style-name="P1"><text:span text:style-name="T3">parser</text:span></text:p>
              </draw:text-box>
            </draw:frame>
            <draw:custom-shape draw:style-name="gr7" draw:text-style-name="P3" draw:layer="layout" svg:width="0.416cm" svg:height="0.104cm" svg:x="17.365cm" svg:y="7.192cm">
              <text:p/>
              <draw:enhanced-geometry svg:viewBox="0 0 21600 21600" draw:mirror-horizontal="false" draw:mirror-vertical="false" draw:type="rectangle" draw:enhanced-path="M 0 0 L 21600 0 21600 21600 0 21600 0 0 Z N"/>
            </draw:custom-shape>
          </draw:g>
          <draw:g>
            <draw:frame draw:style-name="gr9" draw:text-style-name="P5" draw:layer="layout" svg:width="1.251cm" svg:height="0.344cm" svg:x="19.218cm" svg:y="6.778cm">
              <draw:text-box>
                <text:p text:style-name="P1"><text:span text:style-name="T3">terminator</text:span></text:p>
              </draw:text-box>
            </draw:frame>
            <draw:custom-shape draw:style-name="gr7" draw:text-style-name="P3" draw:layer="layout" svg:width="0.416cm" svg:height="0.104cm" svg:x="19.382cm" svg:y="7.192cm">
              <text:p/>
              <draw:enhanced-geometry svg:viewBox="0 0 21600 21600" draw:mirror-horizontal="false" draw:mirror-vertical="false" draw:type="rectangle" draw:enhanced-path="M 0 0 L 21600 0 21600 21600 0 21600 0 0 Z N"/>
            </draw:custom-shape>
          </draw:g>
          <draw:g>
            <draw:frame draw:style-name="gr10" draw:text-style-name="P5" draw:layer="layout" svg:width="1.534cm" svg:height="0.344cm" svg:x="17.763cm" svg:y="6.34cm">
              <draw:text-box>
                <text:p text:style-name="P1"><text:span text:style-name="T3">endOfStream</text:span></text:p>
              </draw:text-box>
            </draw:frame>
            <draw:custom-shape draw:style-name="gr7" draw:text-style-name="P3" draw:layer="layout" svg:width="0.416cm" svg:height="0.104cm" svg:x="19.365cm" svg:y="6.477cm">
              <text:p/>
              <draw:enhanced-geometry svg:viewBox="0 0 21600 21600" draw:mirror-horizontal="false" draw:mirror-vertical="false" draw:type="rectangle" draw:enhanced-path="M 0 0 L 21600 0 21600 21600 0 21600 0 0 Z N"/>
            </draw:custom-shape>
          </draw:g>
          <draw:g>
            <draw:frame draw:style-name="gr8" draw:text-style-name="P5" draw:layer="layout" svg:width="0.79cm" svg:height="0.344cm" svg:x="18.335cm" svg:y="6.836cm">
              <draw:text-box>
                <text:p text:style-name="P1"><text:span text:style-name="T3">filter</text:span></text:p>
              </draw:text-box>
            </draw:frame>
            <draw:custom-shape draw:style-name="gr7" draw:text-style-name="P3" draw:layer="layout" svg:width="0.416cm" svg:height="0.104cm" svg:x="18.409cm" svg:y="7.192cm">
              <text:p/>
              <draw:enhanced-geometry svg:viewBox="0 0 21600 21600" draw:mirror-horizontal="false" draw:mirror-vertical="false" draw:type="rectangle" draw:enhanced-path="M 0 0 L 21600 0 21600 21600 0 21600 0 0 Z N"/>
            </draw:custom-shape>
          </draw:g>
        </draw:g>
        <draw:g>
          <draw:custom-shape draw:style-name="gr11" draw:text-style-name="P3" draw:layer="layout" svg:width="3.754cm" svg:height="1.666cm" svg:x="2.687cm" svg:y="2.523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2" draw:layer="layout" svg:width="3.782cm" svg:height="0.429cm" svg:x="2.667cm" svg:y="2.052cm">
            <draw:text-box>
              <text:p text:style-name="P1"><text:span text:style-name="T1">CommandLineApplication</text:span></text:p>
            </draw:text-box>
          </draw:frame>
        </draw:g>
        <draw:g>
          <draw:custom-shape draw:style-name="gr11" draw:text-style-name="P3" draw:layer="layout" svg:width="2.403cm" svg:height="2.234cm" svg:x="7.658cm" svg:y="2.013cm">
            <text:p/>
            <draw:enhanced-geometry svg:viewBox="0 0 21600 21600" draw:mirror-horizontal="false" draw:mirror-vertical="false"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334cm" svg:height="0.725cm" svg:x="7.494cm" svg:y="1.499cm" svg:viewBox="0 0 335 726" draw:points="178,726 0,726 0,0 335,0">
            <text:p/>
          </draw:polyline>
          <draw:rect draw:style-name="gr13" draw:text-style-name="P3" draw:layer="layout" svg:width="0.199cm" svg:height="1.99cm" svg:x="7.564cm" svg:y="2.132cm">
            <text:p/>
          </draw:rect>
          <draw:frame draw:style-name="gr14" draw:text-style-name="P2" draw:layer="layout" svg:width="2.749cm" svg:height="0.429cm" svg:x="7.626cm" svg:y="1.56cm">
            <draw:text-box>
              <text:p text:style-name="P1"><text:span text:style-name="T1">ConfigurationImpl</text:span></text:p>
            </draw:text-box>
          </draw:frame>
          <draw:frame draw:style-name="gr15" draw:text-style-name="P6" draw:layer="layout" svg:width="0.853cm" svg:height="0.285cm" svg:x="9.123cm" svg:y="3.683cm">
            <draw:text-box>
              <text:p text:style-name="P1"><text:span text:style-name="T4">“</text:span><text:span text:style-name="T4">events”</text:span></text:p>
            </draw:text-box>
          </draw:frame>
          <draw:frame draw:style-name="gr16" draw:text-style-name="P5" draw:layer="layout" svg:width="1.954cm" svg:height="0.348cm" svg:x="6.657cm" svg:y="3.664cm">
            <draw:text-box>
              <text:p text:style-name="P1"><text:span text:style-name="T3">applicationName</text:span></text:p>
            </draw:text-box>
          </draw:frame>
          <draw:custom-shape draw:style-name="gr7" draw:text-style-name="P3" draw:layer="layout" svg:width="0.416cm" svg:height="0.104cm" svg:x="8.664cm" svg:y="3.81cm">
            <text:p/>
            <draw:enhanced-geometry svg:viewBox="0 0 21600 21600" draw:type="rectangle" draw:enhanced-path="M 0 0 L 21600 0 21600 21600 0 21600 0 0 Z N"/>
          </draw:custom-shape>
          <draw:frame draw:style-name="gr17" draw:text-style-name="P4" draw:layer="layout" svg:width="1.962cm" svg:height="0.429cm" svg:x="7.595cm" svg:y="1.218cm">
            <draw:text-box>
              <text:p text:style-name="P1"><text:span text:style-name="T2">Configuration</text:span></text:p>
            </draw:text-box>
          </draw:frame>
          <draw:g>
            <draw:frame draw:style-name="gr18" draw:text-style-name="P5" draw:layer="layout" svg:width="1.594cm" svg:height="0.348cm" svg:x="6.696cm" svg:y="2.881cm">
              <draw:text-box>
                <text:p text:style-name="P1"><text:span text:style-name="T3">globalOptions</text:span></text:p>
              </draw:text-box>
            </draw:frame>
            <draw:custom-shape draw:style-name="gr19" draw:text-style-name="P3" draw:layer="layout" svg:width="0.898cm" svg:height="0.328cm" svg:x="8.969cm" svg:y="2.939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7" draw:layer="layout" svg:width="0.467cm" svg:height="0.348cm" svg:x="9.179cm" svg:y="2.613cm">
              <draw:text-box>
                <text:p text:style-name="P1"><text:span text:style-name="T5">List</text:span></text:p>
              </draw:text-box>
            </draw:frame>
            <draw:line draw:style-name="gr21" draw:text-style-name="P3" draw:layer="layout" svg:x1="8.53cm" svg:y1="3.087cm" svg:x2="8.98cm" svg:y2="3.087cm">
              <text:p/>
            </draw:line>
            <draw:custom-shape draw:style-name="gr7" draw:text-style-name="P3" draw:layer="layout" svg:width="0.416cm" svg:height="0.104cm" svg:x="8.342cm" svg:y="3.028cm">
              <text:p/>
              <draw:enhanced-geometry svg:viewBox="0 0 21600 21600" draw:mirror-horizontal="false" draw:mirror-vertical="false" draw:type="rectangle" draw:enhanced-path="M 0 0 L 21600 0 21600 21600 0 21600 0 0 Z N"/>
            </draw:custom-shape>
            <draw:circle draw:style-name="gr22" draw:text-style-name="P3" draw:layer="layout" svg:width="0.133cm" svg:height="0.133cm" svg:x="9.082cm" svg:y="3.042cm">
              <text:p/>
            </draw:circle>
            <draw:circle draw:style-name="gr22" draw:text-style-name="P3" draw:layer="layout" svg:width="0.133cm" svg:height="0.133cm" svg:x="9.583cm" svg:y="3.043cm">
              <text:p/>
            </draw:circle>
          </draw:g>
        </draw:g>
        <draw:g>
          <draw:frame draw:style-name="gr23" draw:text-style-name="P6" draw:layer="layout" svg:width="0.688cm" svg:height="0.285cm" svg:x="6.538cm" svg:y="1.82cm">
            <draw:text-box>
              <text:p text:style-name="P1"><text:span text:style-name="T4">creates</text:span></text:p>
            </draw:text-box>
          </draw:frame>
          <draw:custom-shape draw:style-name="gr24" draw:text-style-name="P3" draw:layer="layout" svg:width="0.347cm" svg:height="0.347cm" svg:x="6.101cm" svg:y="2.63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th draw:style-name="gr25" draw:text-style-name="P3" draw:layer="layout" svg:width="1.252cm" svg:height="0.68cm" svg:x="6.288cm" svg:y="2.118cm" svg:viewBox="0 0 1253 681" svg:d="M0 681c223-632 726-995 1253-316">
            <text:p/>
          </draw:path>
        </draw:g>
        <draw:g>
          <draw:frame draw:style-name="gr23" draw:text-style-name="P6" draw:layer="layout" svg:width="0.688cm" svg:height="0.285cm" svg:x="8.22cm" svg:y="5.797cm">
            <draw:text-box>
              <text:p text:style-name="P1"><text:span text:style-name="T4">creates</text:span></text:p>
            </draw:text-box>
          </draw:frame>
          <draw:custom-shape draw:style-name="gr24" draw:text-style-name="P3" draw:layer="layout" svg:width="0.347cm" svg:height="0.347cm" svg:x="6.032cm" svg:y="3.78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th draw:style-name="gr25" draw:text-style-name="P3" draw:layer="layout" svg:width="9.224cm" svg:height="2.607cm" svg:x="6.172cm" svg:y="3.954cm" svg:viewBox="0 0 9225 2608" svg:d="M11 0c-296 1402 5394 2702 9214 2603">
            <text:p/>
          </draw:path>
        </draw:g>
        <draw:g>
          <draw:frame draw:style-name="gr26" draw:text-style-name="P2" draw:layer="layout" svg:width="3.029cm" svg:height="0.429cm" svg:x="10.967cm" svg:y="18.091cm">
            <draw:text-box>
              <text:p text:style-name="P1"><text:span text:style-name="T1">SomeCommand</text:span></text:p>
            </draw:text-box>
          </draw:frame>
          <draw:custom-shape draw:style-name="gr2" draw:text-style-name="P3" draw:layer="layout" svg:width="2.541cm" svg:height="2.234cm" svg:x="10.996cm" svg:y="18.528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43cm" svg:height="0.738cm" svg:x="10.849cm" svg:y="17.972cm" svg:viewBox="0 0 431 739" draw:points="229,739 0,739 0,0 431,0">
            <text:p/>
          </draw:polyline>
          <draw:frame draw:style-name="gr27" draw:text-style-name="P4" draw:layer="layout" svg:width="1.479cm" svg:height="0.429cm" svg:x="10.976cm" svg:y="17.754cm">
            <draw:text-box>
              <text:p text:style-name="P1"><text:span text:style-name="T2">Command</text:span></text:p>
            </draw:text-box>
          </draw:frame>
          <draw:custom-shape draw:style-name="gr28" draw:text-style-name="P3" draw:layer="layout" svg:width="2.403cm" svg:height="1.585cm" svg:x="10.996cm" svg:y="19.037cm">
            <text:p/>
            <draw:enhanced-geometry svg:viewBox="0 0 21600 21600" draw:path-stretchpoint-x="10800" draw:path-stretchpoint-y="10800" draw:text-areas="?f3 ?f4 ?f5 ?f6" draw:type="round-rectangle" draw:modifiers="422.194199243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 draw:text-style-name="P3" draw:layer="layout" svg:width="0.179cm" svg:height="2.021cm" svg:x="10.914cm" svg:y="18.63cm">
            <text:p/>
          </draw:rect>
          <draw:frame draw:style-name="gr29" draw:text-style-name="P2" draw:layer="layout" svg:width="2.195cm" svg:height="0.429cm" svg:x="11.15cm" svg:y="18.558cm">
            <draw:text-box>
              <text:p text:style-name="P1"><text:span text:style-name="T1">CommandBase</text:span></text:p>
            </draw:text-box>
          </draw:frame>
          <draw:g>
            <draw:frame draw:style-name="gr30" draw:text-style-name="P5" draw:layer="layout" svg:width="0.861cm" svg:height="0.348cm" svg:x="10.8cm" svg:y="19.422cm">
              <draw:text-box>
                <text:p text:style-name="P1"><text:span text:style-name="T3">options</text:span></text:p>
              </draw:text-box>
            </draw:frame>
            <draw:custom-shape draw:style-name="gr19" draw:text-style-name="P3" draw:layer="layout" svg:width="0.898cm" svg:height="0.328cm" svg:x="12.36cm" svg:y="19.48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7" draw:layer="layout" svg:width="0.467cm" svg:height="0.348cm" svg:x="12.57cm" svg:y="19.154cm">
              <draw:text-box>
                <text:p text:style-name="P1"><text:span text:style-name="T5">List</text:span></text:p>
              </draw:text-box>
            </draw:frame>
            <draw:line draw:style-name="gr21" draw:text-style-name="P3" draw:layer="layout" svg:x1="11.921cm" svg:y1="19.628cm" svg:x2="12.371cm" svg:y2="19.628cm">
              <text:p/>
            </draw:line>
            <draw:custom-shape draw:style-name="gr7" draw:text-style-name="P3" draw:layer="layout" svg:width="0.416cm" svg:height="0.104cm" svg:x="11.733cm" svg:y="19.569cm">
              <text:p/>
              <draw:enhanced-geometry svg:viewBox="0 0 21600 21600" draw:mirror-horizontal="false" draw:mirror-vertical="false" draw:type="rectangle" draw:enhanced-path="M 0 0 L 21600 0 21600 21600 0 21600 0 0 Z N"/>
            </draw:custom-shape>
            <draw:circle draw:style-name="gr22" draw:text-style-name="P3" draw:layer="layout" svg:width="0.133cm" svg:height="0.133cm" svg:x="12.473cm" svg:y="19.583cm">
              <text:p/>
            </draw:circle>
            <draw:circle draw:style-name="gr22" draw:text-style-name="P3" draw:layer="layout" svg:width="0.133cm" svg:height="0.133cm" svg:x="12.974cm" svg:y="19.584cm">
              <text:p/>
            </draw:circle>
          </draw:g>
        </draw:g>
        <draw:g>
          <draw:frame draw:style-name="gr31" draw:text-style-name="P6" draw:layer="layout" svg:width="0.688cm" svg:height="0.276cm" svg:x="4.064cm" svg:y="7.171cm">
            <draw:text-box>
              <text:p text:style-name="P1"><text:span text:style-name="T4">creates</text:span></text:p>
            </draw:text-box>
          </draw:frame>
          <draw:custom-shape draw:style-name="gr24" draw:text-style-name="P3" draw:layer="layout" svg:width="0.347cm" svg:height="0.347cm" svg:x="5.724cm" svg:y="3.86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th draw:style-name="gr25" draw:text-style-name="P3" draw:layer="layout" svg:width="6.035cm" svg:height="14.98cm" svg:x="4.881cm" svg:y="4.036cm" svg:viewBox="0 0 6036 14981" svg:d="M994 0c-1318 502-2581 14565 5042 14981">
            <text:p/>
          </draw:path>
        </draw:g>
        <draw:g>
          <draw:custom-shape draw:style-name="gr32" draw:text-style-name="P3" draw:layer="layout" svg:width="1.258cm" svg:height="1.283cm" svg:x="11.595cm" svg:y="2.515cm">
            <text:p/>
            <draw:enhanced-geometry svg:viewBox="0 0 21600 21600" draw:mirror-horizontal="false" draw:mirror-vertical="false"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334cm" svg:height="0.725cm" svg:x="11.431cm" svg:y="2.001cm" svg:viewBox="0 0 335 726" draw:points="178,726 0,726 0,0 335,0">
            <text:p/>
          </draw:polyline>
          <draw:rect draw:style-name="gr13" draw:text-style-name="P3" draw:layer="layout" svg:width="0.176cm" svg:height="1.074cm" svg:x="11.524cm" svg:y="2.607cm">
            <text:p/>
          </draw:rect>
          <draw:frame draw:style-name="gr14" draw:text-style-name="P2" draw:layer="layout" svg:width="2.749cm" svg:height="0.429cm" svg:x="11.563cm" svg:y="2.062cm">
            <draw:text-box>
              <text:p text:style-name="P1"><text:span text:style-name="T1">StringOption</text:span></text:p>
            </draw:text-box>
          </draw:frame>
          <draw:frame draw:style-name="gr33" draw:text-style-name="P6" draw:layer="layout" svg:width="0.219cm" svg:height="0.285cm" svg:x="12.485cm" svg:y="2.972cm">
            <draw:text-box>
              <text:p text:style-name="P1"><text:span text:style-name="T4">'i'</text:span></text:p>
            </draw:text-box>
          </draw:frame>
          <draw:frame draw:style-name="gr34" draw:text-style-name="P4" draw:layer="layout" svg:width="1.413cm" svg:height="0.429cm" svg:x="11.532cm" svg:y="1.72cm">
            <draw:text-box>
              <text:p text:style-name="P1"><text:span text:style-name="T2">Option</text:span></text:p>
            </draw:text-box>
          </draw:frame>
          <draw:g>
            <draw:frame draw:style-name="gr35" draw:text-style-name="P5" draw:layer="layout" svg:width="1.319cm" svg:height="0.348cm" svg:x="10.621cm" svg:y="2.913cm">
              <draw:text-box>
                <text:p text:style-name="P1"><text:span text:style-name="T3">shortLiteral</text:span></text:p>
              </draw:text-box>
            </draw:frame>
            <draw:custom-shape draw:style-name="gr7" draw:text-style-name="P3" draw:layer="layout" svg:width="0.416cm" svg:height="0.104cm" svg:x="11.991cm" svg:y="3.071cm">
              <text:p/>
              <draw:enhanced-geometry svg:viewBox="0 0 21600 21600" draw:mirror-horizontal="false" draw:mirror-vertical="false" draw:type="rectangle" draw:enhanced-path="M 0 0 L 21600 0 21600 21600 0 21600 0 0 Z N"/>
            </draw:custom-shape>
          </draw:g>
        </draw:g>
        <draw:path draw:style-name="gr21" draw:text-style-name="P3" draw:layer="layout" svg:width="1.974cm" svg:height="0.862cm" svg:x="9.634cm" svg:y="3.128cm" svg:viewBox="0 0 1975 863" svg:d="M0 0c10 479 964 1256 1975 628">
          <text:p/>
        </draw:path>
        <draw:g>
          <draw:line draw:style-name="gr36" draw:text-style-name="P3" draw:layer="layout" svg:x1="14.434cm" svg:y1="6.774cm" svg:x2="15.821cm" svg:y2="6.78cm">
            <text:p/>
          </draw:line>
          <draw:frame draw:style-name="gr37" draw:text-style-name="P8" draw:layer="layout" svg:width="0.601cm" svg:height="0.323cm" svg:x="14.65cm" svg:y="6.614cm">
            <draw:text-box>
              <text:p text:style-name="P1"><text:span text:style-name="T6">init()</text:span></text:p>
            </draw:text-box>
          </draw:frame>
        </draw:g>
        <draw:g>
          <draw:frame draw:style-name="gr26" draw:text-style-name="P2" draw:layer="layout" svg:width="3.029cm" svg:height="0.429cm" svg:x="4.432cm" svg:y="10.734cm">
            <draw:text-box>
              <text:p text:style-name="P1"><text:span text:style-name="T1">InputStreamInitiator</text:span></text:p>
            </draw:text-box>
          </draw:frame>
          <draw:custom-shape draw:style-name="gr2" draw:text-style-name="P3" draw:layer="layout" svg:width="2.884cm" svg:height="2.819cm" svg:x="4.461cm" svg:y="11.171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43cm" svg:height="0.738cm" svg:x="4.314cm" svg:y="10.615cm" svg:viewBox="0 0 431 739" draw:points="229,739 0,739 0,0 431,0">
            <text:p/>
          </draw:polyline>
          <draw:frame draw:style-name="gr34" draw:text-style-name="P4" draw:layer="layout" svg:width="1.413cm" svg:height="0.429cm" svg:x="4.441cm" svg:y="10.397cm">
            <draw:text-box>
              <text:p text:style-name="P1"><text:span text:style-name="T2">Initiator</text:span></text:p>
            </draw:text-box>
          </draw:frame>
          <draw:custom-shape draw:style-name="gr28" draw:text-style-name="P3" draw:layer="layout" svg:width="2.679cm" svg:height="2.146cm" svg:x="4.461cm" svg:y="11.68cm">
            <text:p/>
            <draw:enhanced-geometry svg:viewBox="0 0 21600 21600" draw:path-stretchpoint-x="10800" draw:path-stretchpoint-y="10800" draw:text-areas="?f3 ?f4 ?f5 ?f6" draw:type="round-rectangle" draw:modifiers="422.194199243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 draw:text-style-name="P3" draw:layer="layout" svg:width="0.179cm" svg:height="2.553cm" svg:x="4.379cm" svg:y="11.273cm">
            <text:p/>
          </draw:rect>
          <draw:frame draw:style-name="gr38" draw:text-style-name="P2" draw:layer="layout" svg:width="2.415cm" svg:height="0.429cm" svg:x="4.615cm" svg:y="11.201cm">
            <draw:text-box>
              <text:p text:style-name="P1"><text:span text:style-name="T1">ComponentBase</text:span></text:p>
            </draw:text-box>
          </draw:frame>
          <draw:g>
            <draw:frame draw:style-name="gr39" draw:text-style-name="P5" draw:layer="layout" svg:width="1.429cm" svg:height="0.348cm" svg:x="4.673cm" svg:y="12.543cm">
              <draw:text-box>
                <text:p text:style-name="P1"><text:span text:style-name="T3">inputStream</text:span></text:p>
              </draw:text-box>
            </draw:frame>
            <draw:custom-shape draw:style-name="gr7" draw:text-style-name="P3" draw:layer="layout" svg:width="0.416cm" svg:height="0.104cm" svg:x="4.702cm" svg:y="12.437cm">
              <text:p/>
              <draw:enhanced-geometry svg:viewBox="0 0 21600 21600" draw:mirror-horizontal="false" draw:mirror-vertical="false" draw:type="rectangle" draw:enhanced-path="M 0 0 L 21600 0 21600 21600 0 21600 0 0 Z N"/>
            </draw:custom-shape>
          </draw:g>
          <draw:g>
            <draw:frame draw:style-name="gr40" draw:text-style-name="P5" draw:layer="layout" svg:width="1.551cm" svg:height="0.348cm" svg:x="5.445cm" svg:y="12.049cm">
              <draw:text-box>
                <text:p text:style-name="P1"><text:span text:style-name="T3">outputQueue</text:span></text:p>
              </draw:text-box>
            </draw:frame>
            <draw:custom-shape draw:style-name="gr7" draw:text-style-name="P3" draw:layer="layout" svg:width="0.416cm" svg:height="0.104cm" svg:x="6.516cm" svg:y="12.439cm">
              <text:p/>
              <draw:enhanced-geometry svg:viewBox="0 0 21600 21600" draw:mirror-horizontal="false" draw:mirror-vertical="false" draw:type="rectangle" draw:enhanced-path="M 0 0 L 21600 0 21600 21600 0 21600 0 0 Z N"/>
            </draw:custom-shape>
          </draw:g>
          <draw:line draw:style-name="gr21" draw:text-style-name="P3" draw:layer="layout" svg:x1="4.678cm" svg:y1="12.503cm" svg:x2="4.038cm" svg:y2="12.514cm">
            <text:p/>
          </draw:line>
          <draw:g>
            <draw:custom-shape draw:style-name="gr41" draw:text-style-name="P3" draw:layer="layout" svg:width="1.454cm" svg:height="1.422cm" svg:x="6.718cm" svg:y="13.119cm">
              <text:p/>
              <draw:enhanced-geometry svg:viewBox="0 0 21600 21600" draw:path-stretchpoint-x="10800" draw:path-stretchpoint-y="10800" draw:text-areas="?f3 ?f4 ?f5 ?f6" draw:type="round-rectangle" draw:modifiers="1396.4862965565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2" draw:text-style-name="P3" draw:layer="layout" svg:width="0.868cm" svg:height="0.868cm" svg:x="7cm" svg:y="13.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43" draw:text-style-name="P3" draw:layer="layout" svg:width="0.151cm" svg:height="0.269cm" svg:x="7.756cm" svg:y="13.66cm" svg:viewBox="0 0 152 270" draw:points="64,0 134,50 152,270 0,264 20,6">
                <text:p/>
              </draw:polygon>
              <draw:custom-shape draw:style-name="gr44" draw:text-style-name="P3" draw:layer="layout" svg:width="0.196cm" svg:height="0.262cm" draw:transform="rotate (-0.287281194879398) translate (7.772cm 13.584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5" draw:text-style-name="P7" draw:layer="layout" svg:width="0.904cm" svg:height="0.344cm" svg:x="6.837cm" svg:y="12.728cm">
            <draw:text-box>
              <text:p text:style-name="P1"><text:span text:style-name="T5">Thread</text:span></text:p>
            </draw:text-box>
          </draw:frame>
        </draw:g>
        <draw:g>
          <draw:frame draw:style-name="gr26" draw:text-style-name="P2" draw:layer="layout" svg:width="3.029cm" svg:height="0.429cm" svg:x="10.539cm" svg:y="10.734cm">
            <draw:text-box>
              <text:p text:style-name="P1"><text:span text:style-name="T1">EventProcessor</text:span></text:p>
            </draw:text-box>
          </draw:frame>
          <draw:custom-shape draw:style-name="gr2" draw:text-style-name="P3" draw:layer="layout" svg:width="2.884cm" svg:height="2.819cm" svg:x="10.568cm" svg:y="11.171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43cm" svg:height="0.738cm" svg:x="10.421cm" svg:y="10.615cm" svg:viewBox="0 0 431 739" draw:points="229,739 0,739 0,0 431,0">
            <text:p/>
          </draw:polyline>
          <draw:frame draw:style-name="gr46" draw:text-style-name="P4" draw:layer="layout" svg:width="1.695cm" svg:height="0.429cm" svg:x="10.548cm" svg:y="10.397cm">
            <draw:text-box>
              <text:p text:style-name="P9"><text:span text:style-name="T7">Component</text:span></text:p>
            </draw:text-box>
          </draw:frame>
          <draw:custom-shape draw:style-name="gr28" draw:text-style-name="P3" draw:layer="layout" svg:width="2.679cm" svg:height="2.146cm" svg:x="10.568cm" svg:y="11.68cm">
            <text:p/>
            <draw:enhanced-geometry svg:viewBox="0 0 21600 21600" draw:path-stretchpoint-x="10800" draw:path-stretchpoint-y="10800" draw:text-areas="?f3 ?f4 ?f5 ?f6" draw:type="round-rectangle" draw:modifiers="422.194199243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 draw:text-style-name="P3" draw:layer="layout" svg:width="0.179cm" svg:height="2.553cm" svg:x="10.486cm" svg:y="11.273cm">
            <text:p/>
          </draw:rect>
          <draw:frame draw:style-name="gr38" draw:text-style-name="P2" draw:layer="layout" svg:width="2.415cm" svg:height="0.429cm" svg:x="10.722cm" svg:y="11.201cm">
            <draw:text-box>
              <text:p text:style-name="P1"><text:span text:style-name="T1">ComponentBase</text:span></text:p>
            </draw:text-box>
          </draw:frame>
          <draw:g>
            <draw:frame draw:style-name="gr47" draw:text-style-name="P5" draw:layer="layout" svg:width="1.374cm" svg:height="0.348cm" svg:x="11.313cm" svg:y="12.302cm">
              <draw:text-box>
                <text:p text:style-name="P1"><text:span text:style-name="T3">inputQueue</text:span></text:p>
              </draw:text-box>
            </draw:frame>
            <draw:custom-shape draw:style-name="gr7" draw:text-style-name="P3" draw:layer="layout" svg:width="0.416cm" svg:height="0.104cm" svg:x="10.837cm" svg:y="12.436cm">
              <text:p/>
              <draw:enhanced-geometry svg:viewBox="0 0 21600 21600" draw:mirror-horizontal="false" draw:mirror-vertical="false" draw:type="rectangle" draw:enhanced-path="M 0 0 L 21600 0 21600 21600 0 21600 0 0 Z N"/>
            </draw:custom-shape>
          </draw:g>
          <draw:g>
            <draw:frame draw:style-name="gr40" draw:text-style-name="P5" draw:layer="layout" svg:width="1.551cm" svg:height="0.348cm" svg:x="11.639cm" svg:y="12.048cm">
              <draw:text-box>
                <text:p text:style-name="P1"><text:span text:style-name="T3">outputQueue</text:span></text:p>
              </draw:text-box>
            </draw:frame>
            <draw:custom-shape draw:style-name="gr7" draw:text-style-name="P3" draw:layer="layout" svg:width="0.416cm" svg:height="0.104cm" svg:x="12.71cm" svg:y="12.438cm">
              <text:p/>
              <draw:enhanced-geometry svg:viewBox="0 0 21600 21600" draw:mirror-horizontal="false" draw:mirror-vertical="false" draw:type="rectangle" draw:enhanced-path="M 0 0 L 21600 0 21600 21600 0 21600 0 0 Z N"/>
            </draw:custom-shape>
          </draw:g>
          <draw:g>
            <draw:custom-shape draw:style-name="gr41" draw:text-style-name="P3" draw:layer="layout" svg:width="1.454cm" svg:height="1.422cm" svg:x="12.895cm" svg:y="13.011cm">
              <text:p/>
              <draw:enhanced-geometry svg:viewBox="0 0 21600 21600" draw:path-stretchpoint-x="10800" draw:path-stretchpoint-y="10800" draw:text-areas="?f3 ?f4 ?f5 ?f6" draw:type="round-rectangle" draw:modifiers="1396.4862965565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2" draw:text-style-name="P3" draw:layer="layout" svg:width="0.868cm" svg:height="0.868cm" svg:x="13.177cm" svg:y="13.3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43" draw:text-style-name="P3" draw:layer="layout" svg:width="0.151cm" svg:height="0.269cm" svg:x="13.933cm" svg:y="13.552cm" svg:viewBox="0 0 152 270" draw:points="64,0 134,50 152,270 0,264 20,6">
                <text:p/>
              </draw:polygon>
              <draw:custom-shape draw:style-name="gr44" draw:text-style-name="P3" draw:layer="layout" svg:width="0.196cm" svg:height="0.262cm" draw:transform="rotate (-0.287281194879398) translate (13.949cm 13.476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5" draw:text-style-name="P7" draw:layer="layout" svg:width="0.904cm" svg:height="0.344cm" svg:x="13.104cm" svg:y="12.639cm">
            <draw:text-box>
              <text:p text:style-name="P1"><text:span text:style-name="T5">Thread</text:span></text:p>
            </draw:text-box>
          </draw:frame>
          <draw:g>
            <draw:frame draw:style-name="gr48" draw:text-style-name="P5" draw:layer="layout" svg:width="0.755cm" svg:height="0.344cm" svg:x="11.303cm" svg:y="12.53cm">
              <draw:text-box>
                <text:p text:style-name="P1"><text:span text:style-name="T3">logic</text:span></text:p>
              </draw:text-box>
            </draw:frame>
            <draw:custom-shape draw:style-name="gr7" draw:text-style-name="P3" draw:layer="layout" svg:width="0.416cm" svg:height="0.104cm" svg:x="10.849cm" svg:y="12.674cm">
              <text:p/>
              <draw:enhanced-geometry svg:viewBox="0 0 21600 21600" draw:mirror-horizontal="false" draw:mirror-vertical="false" draw:type="rectangle" draw:enhanced-path="M 0 0 L 21600 0 21600 21600 0 21600 0 0 Z N"/>
            </draw:custom-shape>
          </draw:g>
          <draw:g>
            <draw:custom-shape draw:style-name="gr28" draw:text-style-name="P3" draw:layer="layout" svg:width="2.652cm" svg:height="2.338cm" svg:x="10.883cm" svg:y="13.65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228cm" svg:height="0.62cm" svg:x="10.736cm" svg:y="13.227cm" svg:viewBox="0 0 229 621" draw:points="229,621 0,621 0,0 124,0">
              <text:p/>
            </draw:polyline>
            <draw:frame draw:style-name="gr49" draw:text-style-name="P5" draw:layer="layout" svg:width="1.149cm" svg:height="0.344cm" svg:x="12.064cm" svg:y="14.553cm">
              <draw:text-box>
                <text:p text:style-name="P1"><text:span text:style-name="T3">lineParser</text:span></text:p>
              </draw:text-box>
            </draw:frame>
            <draw:custom-shape draw:style-name="gr7" draw:text-style-name="P3" draw:layer="layout" svg:width="0.416cm" svg:height="0.104cm" svg:x="11.61cm" svg:y="14.697cm">
              <text:p/>
              <draw:enhanced-geometry svg:viewBox="0 0 21600 21600" draw:mirror-horizontal="false" draw:mirror-vertical="false" draw:type="rectangle" draw:enhanced-path="M 0 0 L 21600 0 21600 21600 0 21600 0 0 Z N"/>
            </draw:custom-shape>
            <draw:custom-shape draw:style-name="gr28" draw:text-style-name="P3" draw:layer="layout" svg:width="2.525cm" svg:height="0.509cm" svg:x="10.884cm" svg:y="14.068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rect draw:style-name="gr50" draw:text-style-name="P3" draw:layer="layout" svg:width="0.213cm" svg:height="0.241cm" svg:x="13.42cm" svg:y="13.766cm">
                <text:p/>
              </draw:rect>
              <draw:frame draw:style-name="gr51" draw:text-style-name="P10" draw:layer="layout" svg:width="2.69cm" svg:height="0.429cm" svg:x="11.015cm" svg:y="13.655cm">
                <draw:text-box>
                  <text:p text:style-name="P9"><text:span text:style-name="T8">ProcessingLogicBase</text:span></text:p>
                </draw:text-box>
              </draw:frame>
            </draw:g>
            <draw:rect draw:style-name="gr5" draw:text-style-name="P3" draw:layer="layout" svg:width="0.179cm" svg:height="2.128cm" svg:x="10.801cm" svg:y="13.733cm">
              <text:p/>
            </draw:rect>
            <draw:g>
              <draw:rect draw:style-name="gr50" draw:text-style-name="P3" draw:layer="layout" svg:width="0.126cm" svg:height="0.283cm" svg:x="12.825cm" svg:y="13.09cm">
                <text:p/>
              </draw:rect>
              <draw:frame draw:style-name="gr52" draw:text-style-name="P11" draw:layer="layout" svg:width="2.258cm" svg:height="0.429cm" svg:x="10.821cm" svg:y="12.997cm">
                <draw:text-box>
                  <text:p text:style-name="P9"><text:span text:style-name="T7">ProcessingLogic</text:span></text:p>
                </draw:text-box>
              </draw:frame>
            </draw:g>
            <draw:g>
              <draw:rect draw:style-name="gr50" draw:text-style-name="P3" draw:layer="layout" svg:width="0.617cm" svg:height="0.22cm" svg:x="12.819cm" svg:y="13.385cm">
                <text:p/>
              </draw:rect>
              <draw:frame draw:style-name="gr53" draw:text-style-name="P12" draw:layer="layout" svg:width="2.589cm" svg:height="0.429cm" svg:x="10.816cm" svg:y="13.254cm">
                <draw:text-box>
                  <text:p text:style-name="P9"><text:span text:style-name="T9">LineStreamParser</text:span></text:p>
                </draw:text-box>
              </draw:frame>
            </draw:g>
          </draw:g>
          <draw:path draw:style-name="gr21" draw:text-style-name="P3" draw:layer="layout" svg:width="0.69cm" svg:height="1.446cm" svg:x="10.16cm" svg:y="12.743cm" svg:viewBox="0 0 691 1447" svg:d="M691 1c-874-52-957 1456-31 1446">
            <text:p/>
          </draw:path>
          <draw:g>
            <draw:custom-shape draw:style-name="gr28" draw:text-style-name="P3" draw:layer="layout" svg:width="3.148cm" svg:height="0.921cm" svg:x="11.725cm" svg:y="15.534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228cm" svg:height="0.789cm" svg:x="11.578cm" svg:y="14.942cm" svg:viewBox="0 0 229 790" draw:points="229,790 0,790 0,6 166,0">
              <text:p/>
            </draw:polyline>
            <draw:rect draw:style-name="gr5" draw:text-style-name="P3" draw:layer="layout" svg:width="0.179cm" svg:height="0.745cm" svg:x="11.643cm" svg:y="15.617cm">
              <text:p/>
            </draw:rect>
            <draw:frame draw:style-name="gr54" draw:text-style-name="P12" draw:layer="layout" svg:width="2.407cm" svg:height="0.429cm" svg:x="11.706cm" svg:y="15.087cm">
              <draw:text-box>
                <text:p text:style-name="P9"><text:span text:style-name="T9">HttpdLineParser</text:span></text:p>
              </draw:text-box>
            </draw:frame>
            <draw:frame draw:style-name="gr55" draw:text-style-name="P11" draw:layer="layout" svg:width="1.586cm" svg:height="0.429cm" svg:x="11.705cm" svg:y="14.779cm">
              <draw:text-box>
                <text:p text:style-name="P9"><text:span text:style-name="T7">LineParser</text:span></text:p>
              </draw:text-box>
            </draw:frame>
            <draw:frame draw:style-name="gr9" draw:text-style-name="P5" draw:layer="layout" svg:width="1.251cm" svg:height="0.344cm" svg:x="12.877cm" svg:y="15.788cm">
              <draw:text-box>
                <text:p text:style-name="P1"><text:span text:style-name="T3">lineFormat</text:span></text:p>
              </draw:text-box>
            </draw:frame>
            <draw:custom-shape draw:style-name="gr7" draw:text-style-name="P3" draw:layer="layout" svg:width="0.416cm" svg:height="0.104cm" svg:x="14.221cm" svg:y="15.932cm">
              <text:p/>
              <draw:enhanced-geometry svg:viewBox="0 0 21600 21600" draw:mirror-horizontal="false" draw:mirror-vertical="false" draw:type="rectangle" draw:enhanced-path="M 0 0 L 21600 0 21600 21600 0 21600 0 0 Z N"/>
            </draw:custom-shape>
          </draw:g>
          <draw:path draw:style-name="gr21" draw:text-style-name="P3" draw:layer="layout" svg:width="0.48cm" svg:height="1.048cm" svg:x="11.153cm" svg:y="14.753cm" svg:viewBox="0 0 481 1049" svg:d="M464 2c-621-59-621 1089 17 1046">
            <text:p/>
          </draw:path>
          <draw:g>
            <draw:custom-shape draw:style-name="gr56" draw:text-style-name="P3" draw:layer="layout" svg:width="2.43cm" svg:height="0.499cm" svg:x="15.336cm" svg:y="15.751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4" draw:text-style-name="P12" draw:layer="layout" svg:width="2.407cm" svg:height="0.429cm" svg:x="15.317cm" svg:y="15.304cm">
              <draw:text-box>
                <text:p text:style-name="P9"><text:span text:style-name="T9">HttpdLogFormat</text:span></text:p>
              </draw:text-box>
            </draw:frame>
          </draw:g>
          <draw:line draw:style-name="gr21" draw:text-style-name="P3" draw:layer="layout" svg:x1="14.615cm" svg:y1="15.993cm" svg:x2="15.334cm" svg:y2="15.989cm">
            <text:p/>
          </draw:line>
        </draw:g>
        <draw:g>
          <draw:frame draw:style-name="gr57" draw:text-style-name="P2" draw:layer="layout" svg:width="3.761cm" svg:height="0.429cm" svg:x="29.801cm" svg:y="10.465cm">
            <draw:text-box>
              <text:p text:style-name="P1"><text:span text:style-name="T1">OutputStreamTerminator</text:span></text:p>
            </draw:text-box>
          </draw:frame>
          <draw:custom-shape draw:style-name="gr2" draw:text-style-name="P3" draw:layer="layout" svg:width="2.884cm" svg:height="2.996cm" svg:x="29.83cm" svg:y="10.87cm">
            <text:p/>
            <draw:enhanced-geometry svg:viewBox="0 0 21600 21600" draw:path-stretchpoint-x="10800" draw:path-stretchpoint-y="10800" draw:text-areas="?f3 ?f4 ?f5 ?f6" draw:type="round-rectangle" draw:modifiers="411.7850953206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228cm" svg:height="0.738cm" svg:x="29.683cm" svg:y="10.491cm" svg:viewBox="0 0 229 739" draw:points="229,739 0,739 0,0 217,0">
            <text:p/>
          </draw:polyline>
          <draw:frame draw:style-name="gr58" draw:text-style-name="P4" draw:layer="layout" svg:width="1.619cm" svg:height="0.429cm" svg:x="29.81cm" svg:y="10.228cm">
            <draw:text-box>
              <text:p text:style-name="P1"><text:span text:style-name="T2">Terminator</text:span></text:p>
            </draw:text-box>
          </draw:frame>
          <draw:custom-shape draw:style-name="gr28" draw:text-style-name="P3" draw:layer="layout" svg:width="2.701cm" svg:height="2.486cm" svg:x="29.83cm" svg:y="11.216cm">
            <text:p/>
            <draw:enhanced-geometry svg:viewBox="0 0 21600 21600" draw:path-stretchpoint-x="10800" draw:path-stretchpoint-y="10800" draw:text-areas="?f3 ?f4 ?f5 ?f6" draw:type="round-rectangle" draw:modifiers="422.194199243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 draw:text-style-name="P3" draw:layer="layout" svg:width="0.179cm" svg:height="2.821cm" svg:x="29.748cm" svg:y="10.958cm">
            <text:p/>
          </draw:rect>
          <draw:g>
            <draw:frame draw:style-name="gr47" draw:text-style-name="P5" draw:layer="layout" svg:width="1.374cm" svg:height="0.348cm" svg:x="30.01cm" svg:y="12.375cm">
              <draw:text-box>
                <text:p text:style-name="P1"><text:span text:style-name="T3">inputQueue</text:span></text:p>
              </draw:text-box>
            </draw:frame>
            <draw:custom-shape draw:style-name="gr7" draw:text-style-name="P3" draw:layer="layout" svg:width="0.416cm" svg:height="0.104cm" svg:x="30.086cm" svg:y="12.269cm">
              <text:p/>
              <draw:enhanced-geometry svg:viewBox="0 0 21600 21600" draw:mirror-horizontal="false" draw:mirror-vertical="false" draw:type="rectangle" draw:enhanced-path="M 0 0 L 21600 0 21600 21600 0 21600 0 0 Z N"/>
            </draw:custom-shape>
          </draw:g>
          <draw:g>
            <draw:frame draw:style-name="gr59" draw:text-style-name="P5" draw:layer="layout" svg:width="1.606cm" svg:height="0.348cm" svg:x="30.834cm" svg:y="11.939cm">
              <draw:text-box>
                <text:p text:style-name="P1"><text:span text:style-name="T3">outputStream</text:span></text:p>
              </draw:text-box>
            </draw:frame>
            <draw:custom-shape draw:style-name="gr7" draw:text-style-name="P3" draw:layer="layout" svg:width="0.416cm" svg:height="0.104cm" svg:x="32.013cm" svg:y="12.263cm">
              <text:p/>
              <draw:enhanced-geometry svg:viewBox="0 0 21600 21600" draw:mirror-horizontal="false" draw:mirror-vertical="false" draw:type="rectangle" draw:enhanced-path="M 0 0 L 21600 0 21600 21600 0 21600 0 0 Z N"/>
            </draw:custom-shape>
          </draw:g>
          <draw:g>
            <draw:custom-shape draw:style-name="gr41" draw:text-style-name="P3" draw:layer="layout" svg:width="1.454cm" svg:height="1.422cm" svg:x="32.432cm" svg:y="12.892cm">
              <text:p/>
              <draw:enhanced-geometry svg:viewBox="0 0 21600 21600" draw:path-stretchpoint-x="10800" draw:path-stretchpoint-y="10800" draw:text-areas="?f3 ?f4 ?f5 ?f6" draw:type="round-rectangle" draw:modifiers="1396.4862965565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2" draw:text-style-name="P3" draw:layer="layout" svg:width="0.868cm" svg:height="0.868cm" svg:x="32.714cm" svg:y="1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43" draw:text-style-name="P3" draw:layer="layout" svg:width="0.151cm" svg:height="0.269cm" svg:x="33.47cm" svg:y="13.433cm" svg:viewBox="0 0 152 270" draw:points="64,0 134,50 152,270 0,264 20,6">
                <text:p/>
              </draw:polygon>
              <draw:custom-shape draw:style-name="gr44" draw:text-style-name="P3" draw:layer="layout" svg:width="0.196cm" svg:height="0.262cm" draw:transform="rotate (-0.287281194879398) translate (33.486cm 13.357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5" draw:text-style-name="P7" draw:layer="layout" svg:width="0.904cm" svg:height="0.344cm" svg:x="32.433cm" svg:y="12.504cm">
            <draw:text-box>
              <text:p text:style-name="P1"><text:span text:style-name="T5">Thread</text:span></text:p>
            </draw:text-box>
          </draw:frame>
          <draw:g>
            <draw:rect draw:style-name="gr50" draw:text-style-name="P3" draw:layer="layout" svg:width="0.583cm" svg:height="0.22cm" svg:x="31.881cm" svg:y="10.944cm">
              <text:p/>
            </draw:rect>
            <draw:frame draw:style-name="gr60" draw:text-style-name="P12" draw:layer="layout" svg:width="2.446cm" svg:height="0.429cm" svg:x="29.989cm" svg:y="10.813cm">
              <draw:text-box>
                <text:p text:style-name="P9"><text:span text:style-name="T9">ComponentBase</text:span></text:p>
              </draw:text-box>
            </draw:frame>
          </draw:g>
          <draw:g>
            <draw:frame draw:style-name="gr61" draw:text-style-name="P5" draw:layer="layout" svg:width="2.449cm" svg:height="0.348cm" svg:x="27.821cm" svg:y="11.536cm">
              <draw:text-box>
                <text:p text:style-name="P1"><text:span text:style-name="T3">endOfStreamListener</text:span></text:p>
              </draw:text-box>
            </draw:frame>
            <draw:custom-shape draw:style-name="gr19" draw:text-style-name="P3" draw:layer="layout" svg:width="1.402cm" svg:height="0.257cm" svg:x="30.994cm" svg:y="11.582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7" draw:layer="layout" svg:width="3.241cm" svg:height="0.344cm" svg:x="29.077cm" svg:y="11.214cm">
              <draw:text-box>
                <text:p text:style-name="P1"><text:span text:style-name="T5">List</text:span><text:span text:style-name="T10">&lt;EndOfStreamListener&gt;</text:span></text:p>
              </draw:text-box>
            </draw:frame>
            <draw:line draw:style-name="gr21" draw:text-style-name="P3" draw:layer="layout" svg:x1="30.555cm" svg:y1="11.742cm" svg:x2="31.005cm" svg:y2="11.742cm">
              <text:p/>
            </draw:line>
            <draw:custom-shape draw:style-name="gr7" draw:text-style-name="P3" draw:layer="layout" svg:width="0.416cm" svg:height="0.104cm" svg:x="30.367cm" svg:y="11.683cm">
              <text:p/>
              <draw:enhanced-geometry svg:viewBox="0 0 21600 21600" draw:mirror-horizontal="false" draw:mirror-vertical="false" draw:type="rectangle" draw:enhanced-path="M 0 0 L 21600 0 21600 21600 0 21600 0 0 Z N"/>
            </draw:custom-shape>
            <draw:circle draw:style-name="gr22" draw:text-style-name="P3" draw:layer="layout" svg:width="0.133cm" svg:height="0.133cm" svg:x="31.675cm" svg:y="11.664cm">
              <text:p/>
            </draw:circle>
            <draw:circle draw:style-name="gr22" draw:text-style-name="P3" draw:layer="layout" svg:width="0.133cm" svg:height="0.133cm" svg:x="32.176cm" svg:y="11.665cm">
              <text:p/>
            </draw:circle>
          </draw:g>
          <draw:g>
            <draw:frame draw:style-name="gr63" draw:text-style-name="P5" draw:layer="layout" svg:width="1.839cm" svg:height="0.344cm" svg:x="30.554cm" svg:y="12.652cm">
              <draw:text-box>
                <text:p text:style-name="P1"><text:span text:style-name="T3">conversionLogic</text:span></text:p>
              </draw:text-box>
            </draw:frame>
            <draw:custom-shape draw:style-name="gr7" draw:text-style-name="P3" draw:layer="layout" svg:width="0.416cm" svg:height="0.104cm" svg:x="30.1cm" svg:y="12.796cm">
              <text:p/>
              <draw:enhanced-geometry svg:viewBox="0 0 21600 21600" draw:mirror-horizontal="false" draw:mirror-vertical="false" draw:type="rectangle" draw:enhanced-path="M 0 0 L 21600 0 21600 21600 0 21600 0 0 Z N"/>
            </draw:custom-shape>
          </draw:g>
        </draw:g>
        <draw:g>
          <draw:custom-shape draw:style-name="gr19" draw:text-style-name="P3" draw:layer="layout" svg:width="2.474cm" svg:height="0.328cm" svg:x="7.641cm" svg:y="12.332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7" draw:layer="layout" svg:width="2.974cm" svg:height="0.344cm" svg:x="7.519cm" svg:y="11.924cm">
            <draw:text-box>
              <text:p text:style-name="P1"><text:span text:style-name="T5">BlockingQueue&lt;Event&gt;</text:span></text:p>
            </draw:text-box>
          </draw:frame>
        </draw:g>
        <draw:g>
          <draw:custom-shape draw:style-name="gr19" draw:text-style-name="P3" draw:layer="layout" svg:width="2.063cm" svg:height="0.328cm" svg:x="14.935cm" svg:y="12.316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7" draw:layer="layout" svg:width="2.974cm" svg:height="0.344cm" svg:x="14.912cm" svg:y="11.939cm">
            <draw:text-box>
              <text:p text:style-name="P1"><text:span text:style-name="T5">BlockingQueue&lt;Event&gt;</text:span></text:p>
            </draw:text-box>
          </draw:frame>
        </draw:g>
        <draw:line draw:style-name="gr21" draw:text-style-name="P3" draw:layer="layout" svg:x1="13.139cm" svg:y1="12.493cm" svg:x2="14.951cm" svg:y2="12.496cm">
          <text:p/>
        </draw:line>
        <draw:line draw:style-name="gr21" draw:text-style-name="P3" draw:layer="layout" svg:x1="10.829cm" svg:y1="12.495cm" svg:x2="10.163cm" svg:y2="12.503cm">
          <text:p/>
        </draw:line>
        <draw:line draw:style-name="gr21" draw:text-style-name="P3" draw:layer="layout" svg:x1="6.936cm" svg:y1="12.507cm" svg:x2="7.655cm" svg:y2="12.503cm">
          <text:p/>
        </draw:line>
        <draw:line draw:style-name="gr21" draw:text-style-name="P3" draw:layer="layout" svg:x1="30.082cm" svg:y1="12.341cm" svg:x2="26.581cm" svg:y2="12.385cm">
          <text:p/>
        </draw:line>
        <draw:g>
          <draw:custom-shape draw:style-name="gr19" draw:text-style-name="P3" draw:layer="layout" svg:width="1.541cm" svg:height="0.328cm" svg:x="2.435cm" svg:y="12.36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7" draw:layer="layout" svg:width="1.507cm" svg:height="0.344cm" svg:x="2.458cm" svg:y="11.986cm">
            <draw:text-box>
              <text:p text:style-name="P1"><text:span text:style-name="T5">InputStream</text:span></text:p>
            </draw:text-box>
          </draw:frame>
        </draw:g>
        <draw:line draw:style-name="gr21" draw:text-style-name="P3" draw:layer="layout" svg:x1="32.25cm" svg:y1="12.316cm" svg:x2="33.065cm" svg:y2="12.319cm">
          <text:p/>
        </draw:line>
        <draw:path draw:style-name="gr21" draw:text-style-name="P3" draw:layer="layout" svg:width="8.813cm" svg:height="4.091cm" svg:x="7.391cm" svg:y="7.264cm" svg:viewBox="0 0 8814 4092" svg:d="M8814 2c-1457-99-7318 4038-8814 4090">
          <text:p/>
        </draw:path>
        <draw:path draw:style-name="gr21" draw:text-style-name="P3" draw:layer="layout" svg:width="4.193cm" svg:height="3.839cm" svg:x="13.389cm" svg:y="7.305cm" svg:viewBox="0 0 4194 3840" svg:d="M4194 0c-1378 1123-3446 3328-4194 3840">
          <text:p/>
        </draw:path>
        <draw:path draw:style-name="gr21" draw:text-style-name="P3" draw:layer="layout" svg:width="9.856cm" svg:height="3.97cm" svg:x="19.827cm" svg:y="7.245cm" svg:viewBox="0 0 9857 3971" svg:d="M0 1c2462-79 8361 3918 9857 3970">
          <text:p/>
        </draw:path>
        <draw:g>
          <draw:frame draw:style-name="gr26" draw:text-style-name="P2" draw:layer="layout" svg:width="3.029cm" svg:height="0.429cm" svg:x="35.316cm" svg:y="12.292cm">
            <draw:text-box>
              <text:p text:style-name="P9"><text:span text:style-name="T11">CountDownLatch</text:span></text:p>
            </draw:text-box>
          </draw:frame>
          <draw:custom-shape draw:style-name="gr41" draw:text-style-name="P3" draw:layer="layout" svg:width="0.839cm" svg:height="0.839cm" svg:x="35.345cm" svg:y="12.729cm">
            <text:p/>
            <draw:enhanced-geometry svg:viewBox="0 0 21600 21600" draw:path-stretchpoint-x="10800" draw:path-stretchpoint-y="10800" draw:text-areas="?f3 ?f4 ?f5 ?f6" draw:type="round-rectangle" draw:modifiers="2571.4285714285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21" draw:text-style-name="P3" draw:layer="layout" svg:width="15.628cm" svg:height="6.146cm" svg:x="19.788cm" svg:y="6.191cm" svg:viewBox="0 0 15629 6147" svg:d="M0 346c885 0 14108-2474 15629 5801">
          <text:p/>
        </draw:path>
        <draw:g>
          <draw:custom-shape draw:style-name="gr19" draw:text-style-name="P3" draw:layer="layout" svg:width="1.541cm" svg:height="0.328cm" svg:x="33.09cm" svg:y="12.158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4" draw:text-style-name="P7" draw:layer="layout" svg:width="1.724cm" svg:height="0.687cm" svg:x="33.113cm" svg:y="11.784cm">
            <draw:text-box>
              <text:p text:style-name="P1"><text:span text:style-name="T5">OutputStream</text:span></text:p>
            </draw:text-box>
          </draw:frame>
        </draw:g>
        <draw:g>
          <draw:custom-shape draw:style-name="gr2" draw:text-style-name="P3" draw:layer="layout" svg:width="1.783cm" svg:height="0.849cm" svg:x="30.597cm" svg:y="9.349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43cm" svg:height="0.738cm" svg:x="30.45cm" svg:y="8.793cm" svg:viewBox="0 0 431 739" draw:points="229,739 0,739 0,0 431,0">
            <text:p/>
          </draw:polyline>
          <draw:frame draw:style-name="gr65" draw:text-style-name="P4" draw:layer="layout" svg:width="3.063cm" svg:height="0.429cm" svg:x="30.577cm" svg:y="8.575cm">
            <draw:text-box>
              <text:p text:style-name="P1"><text:span text:style-name="T2">EndOfStreamListener</text:span></text:p>
            </draw:text-box>
          </draw:frame>
          <draw:rect draw:style-name="gr5" draw:text-style-name="P3" draw:layer="layout" svg:width="0.179cm" svg:height="0.639cm" svg:x="30.515cm" svg:y="9.451cm">
            <text:p/>
          </draw:rect>
        </draw:g>
        <draw:path draw:style-name="gr21" draw:text-style-name="P3" draw:layer="layout" svg:width="1.224cm" svg:height="1.716cm" svg:x="32.307cm" svg:y="10.022cm" svg:viewBox="0 0 1225 1717" svg:d="M0 1717c1639-56 1572-1673 167-1717">
          <text:p/>
        </draw:path>
        <draw:path draw:style-name="gr21" draw:text-style-name="P3" draw:layer="layout" svg:width="3.11cm" svg:height="2.623cm" svg:x="32.207cm" svg:y="9.751cm" svg:viewBox="0 0 3111 2624" svg:d="M0 3c914-67 2721 904 3111 2621">
          <text:p/>
        </draw:path>
        <draw:path draw:style-name="gr66" draw:text-style-name="P3" draw:layer="layout" svg:width="4.858cm" svg:height="3.396cm" svg:x="9.808cm" svg:y="11.864cm" svg:viewBox="0 0 4859 3397" svg:d="M54 713c-249 1550 344 2705 2258 2684s3214-2382 2185-2819-2643-1051-4432 10">
          <text:p/>
        </draw:path>
        <draw:g>
          <draw:custom-shape draw:style-name="gr28" draw:text-style-name="P3" draw:layer="layout" svg:width="2.652cm" svg:height="1.537cm" svg:x="30.234cm" svg:y="13.506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228cm" svg:height="0.62cm" svg:x="30.087cm" svg:y="13.083cm" svg:viewBox="0 0 229 621" draw:points="229,621 0,621 0,0 124,0">
            <text:p/>
          </draw:polyline>
          <draw:frame draw:style-name="gr67" draw:text-style-name="P5" draw:layer="layout" svg:width="0.777cm" svg:height="0.344cm" svg:x="30.848cm" svg:y="13.695cm">
            <draw:text-box>
              <text:p text:style-name="P1"><text:span text:style-name="T3">closed</text:span></text:p>
            </draw:text-box>
          </draw:frame>
          <draw:custom-shape draw:style-name="gr7" draw:text-style-name="P3" draw:layer="layout" svg:width="0.416cm" svg:height="0.104cm" svg:x="31.634cm" svg:y="13.825cm">
            <text:p/>
            <draw:enhanced-geometry svg:viewBox="0 0 21600 21600" draw:mirror-horizontal="false" draw:mirror-vertical="false" draw:type="rectangle" draw:enhanced-path="M 0 0 L 21600 0 21600 21600 0 21600 0 0 Z N"/>
          </draw:custom-shape>
          <draw:rect draw:style-name="gr5" draw:text-style-name="P3" draw:layer="layout" svg:width="0.179cm" svg:height="1.32cm" svg:x="30.152cm" svg:y="13.589cm">
            <text:p/>
          </draw:rect>
          <draw:g>
            <draw:rect draw:style-name="gr50" draw:text-style-name="P3" draw:layer="layout" svg:width="0.126cm" svg:height="0.241cm" svg:x="32.399cm" svg:y="12.977cm">
              <text:p/>
            </draw:rect>
            <draw:frame draw:style-name="gr68" draw:text-style-name="P11" draw:layer="layout" svg:width="4.4cm" svg:height="0.429cm" svg:x="30.172cm" svg:y="12.853cm">
              <draw:text-box>
                <text:p text:style-name="P9"><text:span text:style-name="T7">OutputStreamConversionLogic</text:span></text:p>
              </draw:text-box>
            </draw:frame>
          </draw:g>
          <draw:g>
            <draw:rect draw:style-name="gr50" draw:text-style-name="P3" draw:layer="layout" svg:width="0.617cm" svg:height="0.22cm" svg:x="32.17cm" svg:y="13.241cm">
              <text:p/>
            </draw:rect>
            <draw:frame draw:style-name="gr53" draw:text-style-name="P12" draw:layer="layout" svg:width="2.589cm" svg:height="0.429cm" svg:x="30.167cm" svg:y="13.11cm">
              <draw:text-box>
                <text:p text:style-name="P9"><text:span text:style-name="T9">OutputFormatter</text:span></text:p>
              </draw:text-box>
            </draw:frame>
          </draw:g>
        </draw:g>
        <draw:path draw:style-name="gr21" draw:text-style-name="P3" draw:layer="layout" svg:width="0.698cm" svg:height="1.373cm" svg:x="29.445cm" svg:y="12.851cm" svg:viewBox="0 0 699 1374" svg:d="M651 1c-874-52-878 1383 48 1373">
          <text:p/>
        </draw:path>
        <draw:path draw:style-name="gr66" draw:text-style-name="P3" draw:layer="layout" svg:width="5.976cm" svg:height="2.908cm" svg:x="28.276cm" svg:y="11.906cm" svg:viewBox="0 0 5977 2909" svg:d="M29 480c-249 1550 1138 2449 3052 2428s3637-2240 2567-2518-3924-713-5574-11">
          <text:p/>
        </draw:path>
        <draw:g>
          <draw:custom-shape draw:style-name="gr19" draw:text-style-name="P3" draw:layer="layout" svg:width="2.063cm" svg:height="0.328cm" svg:x="24.446cm" svg:y="12.244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7" draw:layer="layout" svg:width="2.974cm" svg:height="0.344cm" svg:x="24.423cm" svg:y="11.867cm">
            <draw:text-box>
              <text:p text:style-name="P1"><text:span text:style-name="T5">BlockingQueue&lt;Event&gt;</text:span></text:p>
            </draw:text-box>
          </draw:frame>
        </draw:g>
        <draw:path draw:style-name="gr69" draw:text-style-name="P3" draw:layer="layout" svg:width="1.104cm" svg:height="4.213cm" svg:x="18.506cm" svg:y="7.285cm" svg:viewBox="0 0 1105 4214" svg:d="M61 0c-256 1694 335 3682 1044 4214">
          <text:p/>
        </draw:path>
        <draw:path draw:style-name="gr70" draw:text-style-name="P3" draw:layer="layout" svg:width="13.053cm" svg:height="3.318cm" svg:x="16.992cm" svg:y="12.346cm" svg:viewBox="0 0 13054 3319" svg:d="M13054 0c-256 1694-7383 6360-13054 315">
          <text:p/>
        </draw:path>
        <draw:g>
          <draw:frame draw:style-name="gr26" draw:text-style-name="P2" draw:layer="layout" svg:width="3.029cm" svg:height="0.429cm" svg:x="19.68cm" svg:y="10.671cm">
            <draw:text-box>
              <text:p text:style-name="P1"><text:span text:style-name="T1">EventProcessor</text:span></text:p>
            </draw:text-box>
          </draw:frame>
          <draw:custom-shape draw:style-name="gr2" draw:text-style-name="P3" draw:layer="layout" svg:width="2.884cm" svg:height="2.819cm" svg:x="19.709cm" svg:y="11.108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43cm" svg:height="0.738cm" svg:x="19.562cm" svg:y="10.552cm" svg:viewBox="0 0 431 739" draw:points="229,739 0,739 0,0 431,0">
            <text:p/>
          </draw:polyline>
          <draw:frame draw:style-name="gr46" draw:text-style-name="P4" draw:layer="layout" svg:width="1.695cm" svg:height="0.429cm" svg:x="19.689cm" svg:y="10.334cm">
            <draw:text-box>
              <text:p text:style-name="P9"><text:span text:style-name="T7">Component</text:span></text:p>
            </draw:text-box>
          </draw:frame>
          <draw:custom-shape draw:style-name="gr28" draw:text-style-name="P3" draw:layer="layout" svg:width="2.679cm" svg:height="2.146cm" svg:x="19.709cm" svg:y="11.617cm">
            <text:p/>
            <draw:enhanced-geometry svg:viewBox="0 0 21600 21600" draw:path-stretchpoint-x="10800" draw:path-stretchpoint-y="10800" draw:text-areas="?f3 ?f4 ?f5 ?f6" draw:type="round-rectangle" draw:modifiers="422.194199243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 draw:text-style-name="P3" draw:layer="layout" svg:width="0.179cm" svg:height="2.553cm" svg:x="19.627cm" svg:y="11.21cm">
            <text:p/>
          </draw:rect>
          <draw:frame draw:style-name="gr38" draw:text-style-name="P2" draw:layer="layout" svg:width="2.415cm" svg:height="0.429cm" svg:x="19.863cm" svg:y="11.138cm">
            <draw:text-box>
              <text:p text:style-name="P1"><text:span text:style-name="T1">ComponentBase</text:span></text:p>
            </draw:text-box>
          </draw:frame>
          <draw:g>
            <draw:frame draw:style-name="gr47" draw:text-style-name="P5" draw:layer="layout" svg:width="1.374cm" svg:height="0.348cm" svg:x="20.454cm" svg:y="12.239cm">
              <draw:text-box>
                <text:p text:style-name="P1"><text:span text:style-name="T3">inputQueue</text:span></text:p>
              </draw:text-box>
            </draw:frame>
            <draw:custom-shape draw:style-name="gr7" draw:text-style-name="P3" draw:layer="layout" svg:width="0.416cm" svg:height="0.104cm" svg:x="19.978cm" svg:y="12.373cm">
              <text:p/>
              <draw:enhanced-geometry svg:viewBox="0 0 21600 21600" draw:mirror-horizontal="false" draw:mirror-vertical="false" draw:type="rectangle" draw:enhanced-path="M 0 0 L 21600 0 21600 21600 0 21600 0 0 Z N"/>
            </draw:custom-shape>
          </draw:g>
          <draw:g>
            <draw:frame draw:style-name="gr40" draw:text-style-name="P5" draw:layer="layout" svg:width="1.551cm" svg:height="0.348cm" svg:x="20.78cm" svg:y="11.985cm">
              <draw:text-box>
                <text:p text:style-name="P1"><text:span text:style-name="T3">outputQueue</text:span></text:p>
              </draw:text-box>
            </draw:frame>
            <draw:custom-shape draw:style-name="gr7" draw:text-style-name="P3" draw:layer="layout" svg:width="0.416cm" svg:height="0.104cm" svg:x="21.851cm" svg:y="12.375cm">
              <text:p/>
              <draw:enhanced-geometry svg:viewBox="0 0 21600 21600" draw:mirror-horizontal="false" draw:mirror-vertical="false" draw:type="rectangle" draw:enhanced-path="M 0 0 L 21600 0 21600 21600 0 21600 0 0 Z N"/>
            </draw:custom-shape>
          </draw:g>
          <draw:g>
            <draw:custom-shape draw:style-name="gr41" draw:text-style-name="P3" draw:layer="layout" svg:width="1.454cm" svg:height="1.422cm" svg:x="22.036cm" svg:y="12.948cm">
              <text:p/>
              <draw:enhanced-geometry svg:viewBox="0 0 21600 21600" draw:path-stretchpoint-x="10800" draw:path-stretchpoint-y="10800" draw:text-areas="?f3 ?f4 ?f5 ?f6" draw:type="round-rectangle" draw:modifiers="1396.4862965565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2" draw:text-style-name="P3" draw:layer="layout" svg:width="0.868cm" svg:height="0.868cm" svg:x="22.318cm" svg:y="13.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43" draw:text-style-name="P3" draw:layer="layout" svg:width="0.151cm" svg:height="0.269cm" svg:x="23.074cm" svg:y="13.489cm" svg:viewBox="0 0 152 270" draw:points="64,0 134,50 152,270 0,264 20,6">
                <text:p/>
              </draw:polygon>
              <draw:custom-shape draw:style-name="gr44" draw:text-style-name="P3" draw:layer="layout" svg:width="0.196cm" svg:height="0.262cm" draw:transform="rotate (-0.287281194879398) translate (23.09cm 13.413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5" draw:text-style-name="P7" draw:layer="layout" svg:width="0.904cm" svg:height="0.344cm" svg:x="22.245cm" svg:y="12.576cm">
            <draw:text-box>
              <text:p text:style-name="P1"><text:span text:style-name="T5">Thread</text:span></text:p>
            </draw:text-box>
          </draw:frame>
          <draw:g>
            <draw:frame draw:style-name="gr48" draw:text-style-name="P5" draw:layer="layout" svg:width="0.755cm" svg:height="0.344cm" svg:x="20.444cm" svg:y="12.467cm">
              <draw:text-box>
                <text:p text:style-name="P1"><text:span text:style-name="T3">logic</text:span></text:p>
              </draw:text-box>
            </draw:frame>
            <draw:custom-shape draw:style-name="gr7" draw:text-style-name="P3" draw:layer="layout" svg:width="0.416cm" svg:height="0.104cm" svg:x="19.99cm" svg:y="12.611cm">
              <text:p/>
              <draw:enhanced-geometry svg:viewBox="0 0 21600 21600" draw:mirror-horizontal="false" draw:mirror-vertical="false" draw:type="rectangle" draw:enhanced-path="M 0 0 L 21600 0 21600 21600 0 21600 0 0 Z N"/>
            </draw:custom-shape>
          </draw:g>
          <draw:g>
            <draw:custom-shape draw:style-name="gr28" draw:text-style-name="P3" draw:layer="layout" svg:width="2.652cm" svg:height="2.338cm" svg:x="20.024cm" svg:y="13.587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228cm" svg:height="0.62cm" svg:x="19.877cm" svg:y="13.164cm" svg:viewBox="0 0 229 621" draw:points="229,621 0,621 0,0 124,0">
              <text:p/>
            </draw:polyline>
            <draw:custom-shape draw:style-name="gr28" draw:text-style-name="P3" draw:layer="layout" svg:width="2.525cm" svg:height="0.509cm" svg:x="20.025cm" svg:y="14.005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rect draw:style-name="gr50" draw:text-style-name="P3" draw:layer="layout" svg:width="0.213cm" svg:height="0.241cm" svg:x="22.561cm" svg:y="13.703cm">
                <text:p/>
              </draw:rect>
              <draw:frame draw:style-name="gr51" draw:text-style-name="P10" draw:layer="layout" svg:width="2.69cm" svg:height="0.429cm" svg:x="20.156cm" svg:y="13.592cm">
                <draw:text-box>
                  <text:p text:style-name="P9"><text:span text:style-name="T8">ProcessingLogicBase</text:span></text:p>
                </draw:text-box>
              </draw:frame>
            </draw:g>
            <draw:rect draw:style-name="gr5" draw:text-style-name="P3" draw:layer="layout" svg:width="0.179cm" svg:height="2.128cm" svg:x="19.942cm" svg:y="13.67cm">
              <text:p/>
            </draw:rect>
            <draw:g>
              <draw:rect draw:style-name="gr50" draw:text-style-name="P3" draw:layer="layout" svg:width="0.126cm" svg:height="0.283cm" svg:x="21.966cm" svg:y="13.027cm">
                <text:p/>
              </draw:rect>
              <draw:frame draw:style-name="gr52" draw:text-style-name="P11" draw:layer="layout" svg:width="2.258cm" svg:height="0.429cm" svg:x="19.962cm" svg:y="12.934cm">
                <draw:text-box>
                  <text:p text:style-name="P9"><text:span text:style-name="T7">ProcessingLogic</text:span></text:p>
                </draw:text-box>
              </draw:frame>
            </draw:g>
            <draw:g>
              <draw:rect draw:style-name="gr50" draw:text-style-name="P3" draw:layer="layout" svg:width="0.617cm" svg:height="0.22cm" svg:x="21.96cm" svg:y="13.322cm">
                <text:p/>
              </draw:rect>
              <draw:frame draw:style-name="gr53" draw:text-style-name="P12" draw:layer="layout" svg:width="2.589cm" svg:height="0.429cm" svg:x="19.957cm" svg:y="13.191cm">
                <draw:text-box>
                  <text:p text:style-name="P9"><text:span text:style-name="T9">EventFilter</text:span></text:p>
                </draw:text-box>
              </draw:frame>
            </draw:g>
          </draw:g>
          <draw:path draw:style-name="gr21" draw:text-style-name="P3" draw:layer="layout" svg:width="0.69cm" svg:height="1.446cm" svg:x="19.301cm" svg:y="12.68cm" svg:viewBox="0 0 691 1447" svg:d="M691 1c-874-52-957 1456-31 1446">
            <text:p/>
          </draw:path>
        </draw:g>
        <draw:line draw:style-name="gr21" draw:text-style-name="P3" draw:layer="layout" svg:x1="19.945cm" svg:y1="12.444cm" svg:x2="17.013cm" svg:y2="12.485cm">
          <text:p/>
        </draw:line>
        <draw:line draw:style-name="gr21" draw:text-style-name="P3" draw:layer="layout" svg:x1="22.275cm" svg:y1="12.416cm" svg:x2="24.395cm" svg:y2="12.40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0.64cm" fo:page-height="30.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Ovidiu Feodorov</meta:initial-creator>
    <meta:creation-date>2016-01-24T01:11:30</meta:creation-date>
    <meta:generator>OpenOffice/4.1.1$Unix OpenOffice.org_project/411m6$Build-9775</meta:generator>
    <dc:date>2016-07-05T18:09:12</dc:date>
    <dc:creator>Ovidiu Feodorov</dc:creator>
    <meta:editing-duration>PT17H3M45S</meta:editing-duration>
    <meta:editing-cycles>43</meta:editing-cycles>
    <meta:document-statistic meta:object-count="285"/>
  </office:meta>
</office:document-meta>
</file>